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760000007397313E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6.964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7.131cm"/>
    </style:style>
    <style:style style:name="co7" style:family="table-column">
      <style:table-column-properties fo:break-before="auto" style:column-width="5.965cm"/>
    </style:style>
    <style:style style:name="co8" style:family="table-column">
      <style:table-column-properties fo:break-before="auto" style:column-width="7.02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0.277cm"/>
    </style:style>
    <style:style style:name="co11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2.499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84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88cm solid #000000" fo:background-color="#ffccff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ccff" style:text-align-source="fix" style:repeat-content="false" fo:wrap-option="wrap" fo:border="0.088cm solid #000000" style:vertical-align="middle"/>
      <style:paragraph-properties fo:text-align="center" fo:margin-left="0cm"/>
      <style:text-properties fo:color="#666666" style:font-name="Times New Roman" fo:font-size="18pt" fo:font-weight="bold" style:font-size-asian="18pt" style:font-weight-asian="bold" style:font-size-complex="18pt" style:font-weight-complex="bold" fo:hyphenate="true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none" fo:border-left="0.088cm solid #000000" fo:border-right="none" fo:border-top="none"/>
    </style:style>
    <style:style style:name="ce9" style:family="table-cell" style:parent-style-name="Default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order-bottom="0.088cm solid #000000" fo:background-color="#dddddd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dddddd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0.088cm solid #000000" fo:background-color="#dddddd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088cm solid #000000" fo:background-color="#ffff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order-bottom="0.002cm solid #000000" fo:background-color="#dddddd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ext-properties fo:font-size="18pt" style:font-size-asian="18pt" style:font-size-complex="18pt"/>
    </style:style>
    <style:style style:name="ce17" style:family="table-cell" style:parent-style-name="Default">
      <style:table-cell-properties fo:border-bottom="0.088cm solid #000000" fo:background-color="#dddddd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fo:color="#ff3333" style:font-name="Times New Roman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font-name="Times New Roman" fo:font-size="18pt" style:font-size-asian="18pt" style:font-size-complex="18pt"/>
    </style:style>
    <style:style style:name="ce19" style:family="table-cell" style:parent-style-name="Default">
      <style:table-cell-properties fo:border-bottom="0.088cm solid #000000" fo:background-color="#ffccff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ackground-color="#ffccff" style:text-align-source="fix" style:repeat-content="false" fo:wrap-option="wrap" fo:border="0.088cm solid #000000" style:vertical-align="middle"/>
      <style:paragraph-properties fo:text-align="center" fo:margin-left="0cm"/>
      <style:text-properties fo:color="#666666" style:font-name="Times New Roman" fo:font-size="15pt" fo:font-weight="bold" style:font-size-asian="15pt" style:font-weight-asian="bold" style:font-size-complex="15pt" style:font-weight-complex="bold" fo:hyphenate="true"/>
    </style:style>
    <style:style style:name="ce21" style:family="table-cell" style:parent-style-name="Default">
      <style:table-cell-properties style:diagonal-bl-tr="none" style:diagonal-tl-br="none"/>
      <style:text-properties style:font-name="Times New Roman" fo:font-size="18pt" style:font-size-asian="18pt" style:font-size-complex="18pt"/>
    </style:style>
    <style:style style:name="ce22" style:family="table-cell" style:parent-style-name="Default">
      <style:table-cell-properties fo:border-bottom="none" style:diagonal-bl-tr="none" style:diagonal-tl-br="none" fo:border-left="none" fo:border-right="none" fo:border-top="0.088cm solid #000000"/>
      <style:text-properties style:font-name="Times New Roman" fo:font-size="18pt" style:font-size-asian="18pt" style:font-size-complex="18pt"/>
    </style:style>
    <style:style style:name="ce23" style:family="table-cell" style:parent-style-name="Default">
      <style:table-cell-properties style:diagonal-bl-tr="none" style:diagonal-tl-br="none" fo:border="none"/>
      <style:text-properties style:font-name="Times New Roman" fo:font-size="13pt" style:font-size-asian="13pt" style:font-size-complex="13pt"/>
    </style:style>
    <style:style style:name="ce24" style:family="table-cell" style:parent-style-name="Default">
      <style:table-cell-properties style:diagonal-bl-tr="none" style:diagonal-tl-br="none"/>
      <style:text-properties style:font-name="Times New Roman" fo:font-size="13pt" style:font-size-asian="13pt" style:font-size-complex="13pt"/>
    </style:style>
    <style:style style:name="ce25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style:font-name="Times New Roman" fo:font-size="13pt" style:font-size-asian="13pt" style:font-size-complex="13pt"/>
    </style:style>
    <style:style style:name="ce26" style:family="table-cell" style:parent-style-name="Default">
      <style:table-cell-properties style:diagonal-bl-tr="none" style:diagonal-tl-br="none"/>
      <style:text-properties style:font-name="Times New Roman" fo:font-size="15pt" style:font-size-asian="15pt" style:font-size-complex="15pt"/>
    </style:style>
    <style:style style:name="ce27" style:family="table-cell" style:parent-style-name="Default">
      <style:table-cell-properties fo:border-bottom="0.002cm solid #000000" fo:background-color="#dddddd" fo:wrap-option="wrap" fo:border-left="0.002cm solid #000000" fo:border-right="0.002cm solid #000000" fo:border-top="0.088cm solid #000000" style:vertical-align="middle"/>
      <style:text-properties style:font-name="Times New Roman" fo:font-size="18pt" style:font-size-asian="18pt" style:font-size-complex="18pt"/>
    </style:style>
    <style:style style:name="ce28" style:family="table-cell" style:parent-style-name="Default">
      <style:table-cell-properties fo:background-color="#dddddd" fo:wrap-option="wrap" fo:border="0.002cm solid #000000" style:vertical-align="middle"/>
      <style:text-properties style:font-name="Times New Roman" fo:font-size="18pt" style:font-size-asian="18pt" style:font-size-complex="18pt"/>
    </style:style>
    <style:style style:name="ce29" style:family="table-cell" style:parent-style-name="Default">
      <style:table-cell-properties fo:border-bottom="0.088cm solid #000000" fo:background-color="#dddddd" fo:wrap-option="wrap" fo:border-left="0.002cm solid #000000" fo:border-right="0.002cm solid #000000" fo:border-top="0.002cm solid #000000" style:vertical-align="middle"/>
      <style:text-properties style:font-name="Times New Roman" fo:font-size="18pt" style:font-size-asian="18pt" style:font-size-complex="18pt"/>
    </style:style>
    <style:style style:name="ce30" style:family="table-cell" style:parent-style-name="Default">
      <style:table-cell-properties fo:border-bottom="0.088cm solid #000000" fo:background-color="#ffffff" fo:wrap-option="wrap" fo:border-left="none" fo:border-right="none" fo:border-top="0.088cm solid #000000" style:vertical-align="middle"/>
      <style:text-properties style:font-name="Times New Roman" fo:font-size="18pt" style:font-size-asian="18pt" style:font-size-complex="18pt"/>
    </style:style>
    <style:style style:name="ce31" style:family="table-cell" style:parent-style-name="Default">
      <style:table-cell-properties fo:border-bottom="0.002cm solid #000000" fo:background-color="#dddddd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2" style:family="table-cell" style:parent-style-name="Default">
      <style:table-cell-properties fo:background-color="#dddddd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3" style:family="table-cell" style:parent-style-name="Default">
      <style:table-cell-properties fo:background-color="#dddddd" fo:wrap-option="wrap" fo:border="0.002cm solid #000000" style:vertical-align="middle"/>
      <style:text-properties style:font-name="Times New Roman" fo:font-size="15pt" style:font-size-asian="15pt" style:font-size-complex="15pt"/>
    </style:style>
    <style:style style:name="ce34" style:family="table-cell" style:parent-style-name="Default">
      <style:table-cell-properties fo:background-color="#dddddd" fo:wrap-option="wrap" fo:border="0.002cm solid #000000" style:vertical-align="middle"/>
      <style:text-properties style:font-name="Times New Roman" fo:font-size="14pt" style:font-size-asian="14pt" style:font-size-complex="14pt"/>
    </style:style>
    <style:style style:name="ce35" style:family="table-cell" style:parent-style-name="Default">
      <style:table-cell-properties fo:border-bottom="0.088cm solid #000000" fo:background-color="#dddddd" fo:wrap-option="wrap" fo:border-left="0.002cm solid #000000" fo:border-right="0.002cm solid #000000" fo:border-top="0.002cm solid #000000" style:vertical-align="middle"/>
      <style:text-properties style:font-name="Times New Roman" fo:font-size="15pt" style:font-size-asian="15pt" style:font-size-complex="15pt"/>
    </style:style>
    <style:style style:name="ce36" style:family="table-cell" style:parent-style-name="Default">
      <style:table-cell-properties fo:background-color="#dddddd" fo:wrap-option="wrap" fo:border="0.002cm solid #000000" style:vertical-align="middle"/>
      <style:text-properties style:font-name="Times New Roman" fo:font-size="16pt" style:font-size-asian="16pt" style:font-size-complex="16pt"/>
    </style:style>
    <style:style style:name="ce37" style:family="table-cell" style:parent-style-name="Default">
      <style:table-cell-properties fo:border-bottom="0.088cm solid #000000" fo:background-color="#dddddd" fo:wrap-option="wrap" fo:border-left="0.002cm solid #000000" fo:border-right="0.002cm solid #000000" fo:border-top="0.002cm solid #000000" style:vertical-align="middle"/>
      <style:text-properties style:font-name="Times New Roman" fo:font-size="16pt" style:font-size-asian="16pt" style:font-size-complex="16pt"/>
    </style:style>
    <style:style style:name="ce38" style:family="table-cell" style:parent-style-name="Default">
      <style:table-cell-properties fo:border-bottom="0.002cm solid #000000" fo:background-color="#dddddd" fo:wrap-option="wrap" fo:border-left="0.002cm solid #000000" fo:border-right="0.002cm solid #000000" fo:border-top="0.088cm solid #000000" style:vertical-align="middle"/>
      <style:text-properties style:font-name="Times New Roman" fo:font-size="15pt" style:font-size-asian="15pt" style:font-size-complex="15pt"/>
    </style:style>
    <style:style style:name="ce39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0000"/>
      <style:text-properties style:font-name="Times New Roman" fo:font-size="18pt" style:font-size-asian="18pt" style:font-size-complex="18pt"/>
    </style:style>
    <style:style style:name="ce40" style:family="table-cell" style:parent-style-name="Default">
      <style:table-cell-properties fo:background-color="#dddddd" fo:border="0.002cm solid #000000"/>
      <style:text-properties style:font-name="Times New Roman" fo:font-size="18pt" style:font-size-asian="18pt" style:font-size-complex="18pt"/>
    </style:style>
    <style:style style:name="ce41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  <style:text-properties style:font-name="Times New Roman" fo:font-size="18pt" style:font-size-asian="18pt" style:font-size-complex="18pt"/>
    </style:style>
    <style:style style:name="ce42" style:family="table-cell" style:parent-style-name="Default">
      <style:table-cell-properties fo:background-color="#dddddd" fo:border="0.002cm solid #000000"/>
      <style:text-properties style:font-name="Times New Roman" fo:font-size="16pt" style:font-size-asian="16pt" style:font-size-complex="16pt"/>
    </style:style>
    <style:style style:name="ce4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fo:border-bottom="0.088cm solid #000000" fo:background-color="#ffccff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fo:background-color="#ffccff" style:text-align-source="fix" style:repeat-content="false" fo:wrap-option="wrap" fo:border="0.088cm solid #000000" style:rotation-angle="0" style:vertical-align="middle"/>
      <style:paragraph-properties fo:text-align="center" fo:margin-left="0cm"/>
      <style:text-properties fo:color="#666666" style:font-name="Times New Roman" fo:font-size="15pt" fo:font-weight="bold" style:font-size-asian="15pt" style:font-weight-asian="bold" style:font-size-complex="15pt" style:font-weight-complex="bold" fo:hyphenate="true"/>
    </style:style>
    <style:style style:name="ce46" style:family="table-cell" style:parent-style-name="Default">
      <style:table-cell-properties style:diagonal-bl-tr="none" style:diagonal-tl-br="none"/>
      <style:text-properties style:font-name="Times New Roman" fo:font-size="16pt" style:font-size-asian="16pt" style:font-size-complex="16pt"/>
    </style:style>
    <style:style style:name="ce47" style:family="table-cell" style:parent-style-name="Default">
      <style:table-cell-properties fo:border-bottom="none" style:diagonal-bl-tr="none" style:diagonal-tl-br="none" fo:border-left="none" fo:border-right="none" fo:border-top="0.088cm solid #000000"/>
      <style:text-properties style:font-name="Times New Roman" fo:font-size="16pt" style:font-size-asian="16pt" style:font-size-complex="16pt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border-left="none" fo:border-right="0.088cm solid #000000" fo:border-top="none"/>
      <style:paragraph-properties fo:text-align="center" fo:margin-left="0cm"/>
      <style:text-properties style:font-name="Times New Roman" fo:font-size="13pt" style:font-size-asian="13pt" style:font-size-complex="13pt"/>
    </style:style>
    <style:style style:name="ce49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  <style:text-properties style:font-name="Times New Roman" fo:font-size="13pt" style:font-size-asian="13pt" style:font-size-complex="13pt"/>
    </style:style>
    <style:style style:name="ce50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0000"/>
      <style:text-properties style:font-name="Times New Roman" fo:font-size="16pt" style:font-size-asian="16pt" style:font-size-complex="16pt"/>
    </style:style>
    <style:style style:name="ce51" style:family="table-cell" style:parent-style-name="Default">
      <style:table-cell-properties fo:border-bottom="0.088cm solid #000000" fo:background-color="#dddddd" fo:border-left="0.002cm solid #000000" fo:border-right="0.002cm solid #000000" fo:border-top="0.002cm solid #000000"/>
      <style:text-properties style:font-name="Times New Roman" fo:font-size="16pt" style:font-size-asian="16pt" style:font-size-complex="16pt"/>
    </style:style>
    <style:style style:name="ce52" style:family="table-cell" style:parent-style-name="Default">
      <style:table-cell-properties fo:border-bottom="0.088cm solid #000000" fo:background-color="#ffffff" fo:border-left="none" fo:border-right="none" fo:border-top="0.088cm solid #000000"/>
      <style:text-properties style:font-name="Times New Roman" fo:font-size="16pt" style:font-size-asian="16pt" style:font-size-complex="16pt"/>
    </style:style>
    <style:style style:name="ce53" style:family="table-cell" style:parent-style-name="Default">
      <style:table-cell-properties fo:background-color="#dddddd" fo:border="0.002cm solid #000000"/>
      <style:text-properties style:font-name="Times New Roman" fo:font-size="15pt" style:font-size-asian="15pt" style:font-size-complex="15pt"/>
    </style:style>
    <style:style style:name="ce54" style:family="table-cell" style:parent-style-name="Default">
      <style:table-cell-properties fo:background-color="#dddddd" fo:border="0.002cm solid #000000"/>
      <style:text-properties style:font-name="Times New Roman" fo:font-size="14pt" style:font-size-asian="14pt" style:font-size-complex="14pt"/>
    </style:style>
    <style:style style:name="ce55" style:family="table-cell" style:parent-style-name="Default">
      <style:table-cell-properties fo:border-bottom="0.088cm solid #000000" fo:background-color="#dddddd" fo:border-left="0.002cm solid #000000" fo:border-right="0.002cm solid #000000" fo:border-top="0.002cm solid #000000"/>
      <style:text-properties style:font-name="Times New Roman" fo:font-size="15pt" style:font-size-asian="15pt" style:font-size-complex="15pt"/>
    </style:style>
    <style:style style:name="ce5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font-name="Times New Roman" fo:font-size="16pt" style:font-size-asian="16pt" style:font-size-complex="16pt"/>
    </style:style>
    <style:style style:name="ce57" style:family="table-cell" style:parent-style-name="Default">
      <style:text-properties fo:font-size="16pt" style:font-size-asian="16pt" style:font-size-complex="16pt"/>
    </style:style>
    <style:style style:name="ce58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font-name="Times New Roman" fo:font-size="16pt" style:font-size-asian="16pt" style:font-size-complex="16pt"/>
    </style:style>
    <style:style style:name="ce59" style:family="table-cell" style:parent-style-name="Default">
      <style:text-properties style:font-name="Times New Roman" fo:font-size="16pt" style:font-size-asian="16pt" style:font-size-complex="16pt"/>
    </style:style>
    <style:style style:name="ce6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color="#666666" style:font-name="Times New Roman" fo:font-size="18pt" fo:font-weight="bold" style:font-size-asian="18pt" style:font-weight-asian="bold" style:font-size-complex="18pt" style:font-weight-complex="bold"/>
    </style:style>
    <style:style style:name="ce61" style:family="table-cell" style:parent-style-name="Default">
      <style:table-cell-properties fo:background-color="#ffffcc" style:text-align-source="fix" style:repeat-content="false" fo:wrap-option="wrap" fo:border="0.088cm solid #000000" style:vertical-align="middle"/>
      <style:paragraph-properties fo:text-align="center" fo:margin-left="0cm"/>
      <style:text-properties fo:color="#666666" style:font-name="Times New Roman"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fo:border-bottom="0.088cm solid #000000" fo:border-left="none" fo:border-right="none" fo:border-top="none"/>
    </style:style>
    <style:style style:name="ce63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64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>
      <style:table-cell-properties fo:background-color="#ffccff" style:text-align-source="fix" style:repeat-content="false" fo:border="0.088cm solid #000000" style:vertical-align="middle"/>
      <style:paragraph-properties fo:text-align="start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color="#0066cc" style:font-name="Times New Roman" fo:font-size="18pt" fo:font-weight="bold" style:font-size-asian="18pt" style:font-weight-asian="bold" style:font-size-complex="18pt" style:font-weight-complex="bold" fo:hyphenate="true"/>
    </style:style>
    <style:style style:name="ce67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color="#6666ff" fo:font-size="18pt" style:font-size-asian="18pt" style:font-size-complex="18pt"/>
    </style:style>
    <style:style style:name="ce68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color="#6666ff" fo:font-size="18pt" style:font-size-asian="18pt" style:font-size-complex="18pt"/>
    </style:style>
    <style:style style:name="ce69" style:family="table-cell" style:parent-style-name="Default">
      <style:table-cell-properties fo:border-bottom="0.088cm solid #000000" fo:background-color="#ffffff" fo:border-left="none" fo:border-right="none" fo:border-top="0.088cm solid #000000"/>
      <style:text-properties fo:color="#6666ff" fo:font-size="18pt" style:font-size-asian="18pt" style:font-size-complex="18pt"/>
    </style:style>
    <style:style style:name="ce70" style:family="table-cell" style:parent-style-name="Default">
      <style:table-cell-properties fo:border-bottom="0.002cm solid #000000" fo:border-left="none" fo:border-right="0.088cm solid #000000" fo:border-top="0.002cm solid #000000"/>
      <style:text-properties fo:color="#6666ff" fo:font-size="18pt" style:font-size-asian="18pt" style:font-size-complex="18pt"/>
    </style:style>
    <style:style style:name="ce71" style:family="table-cell" style:parent-style-name="Default">
      <style:table-cell-properties fo:border-bottom="0.088cm solid #000000" fo:border-left="none" fo:border-right="0.088cm solid #000000" fo:border-top="0.002cm solid #000000"/>
      <style:text-properties fo:color="#6666ff" fo:font-size="18pt" style:font-size-asian="18pt" style:font-size-complex="18pt"/>
    </style:style>
    <style:style style:name="ce72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color="#0066cc" style:font-name="Times New Roman" fo:font-size="18pt" fo:font-weight="bold" style:font-size-asian="18pt" style:font-weight-asian="bold" style:font-size-complex="18pt" style:font-weight-complex="bold" fo:hyphenate="true"/>
    </style:style>
    <style:style style:name="ce73" style:family="table-cell" style:parent-style-name="Default">
      <style:table-cell-properties fo:border-bottom="0.088cm solid #000000" fo:background-color="#ffffff" fo:border-left="none" fo:border-right="none" fo:border-top="0.088cm solid #000000"/>
      <style:text-properties fo:font-size="18pt" style:font-size-asian="18pt" style:font-size-complex="18pt"/>
    </style:style>
    <style:style style:name="ce74" style:family="table-cell" style:parent-style-name="Default">
      <style:table-cell-properties fo:border-bottom="none" fo:border-left="none" fo:border-right="0.088cm solid #000000" fo:border-top="0.002cm solid #000000"/>
      <style:text-properties fo:color="#6666ff" fo:font-size="18pt" style:font-size-asian="18pt" style:font-size-complex="18pt"/>
    </style:style>
    <style:style style:name="ce75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fo:color="#6666ff" fo:font-size="18pt" style:font-size-asian="18pt" style:font-size-complex="18pt"/>
    </style:style>
    <style:style style:name="ce76" style:family="table-cell" style:parent-style-name="Default">
      <style:table-cell-properties fo:border-bottom="0.088cm solid #000000" fo:background-color="#ffffff" style:text-align-source="fix" style:repeat-content="false" fo:border-left="none" fo:border-right="none" fo:border-top="0.088cm solid #000000"/>
      <style:paragraph-properties fo:text-align="start" fo:margin-left="0cm"/>
      <style:text-properties fo:color="#6666ff" fo:font-size="18pt" style:font-size-asian="18pt" style:font-size-complex="18pt"/>
    </style:style>
    <style:style style:name="ce7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fo:color="#6666ff" fo:font-size="18pt" style:font-size-asian="18pt" style:font-size-complex="18pt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ff" fo:font-size="18pt" style:font-size-asian="18pt" style:font-size-complex="18pt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0.002cm solid #000000" fo:border-top="0.088cm solid #000000"/>
      <style:paragraph-properties fo:text-align="start" fo:margin-left="0cm"/>
      <style:text-properties fo:color="#6666ff" fo:font-size="18pt" style:font-size-asian="18pt" style:font-size-complex="18pt"/>
    </style:style>
    <style:style style:name="ce8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6666ff" fo:font-size="18pt" style:font-size-asian="18pt" style:font-size-complex="18pt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6666ff" fo:font-size="16pt" style:font-size-asian="16pt" style:font-size-complex="16pt"/>
    </style:style>
    <style:style style:name="ce82" style:family="table-cell" style:parent-style-name="Default">
      <style:table-cell-properties fo:border-bottom="none" fo:border-left="none" fo:border-right="none" fo:border-top="0.088cm solid #000000"/>
    </style:style>
    <style:style style:name="ce83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start" fo:margin-left="0cm"/>
      <style:text-properties fo:color="#0066cc" style:font-name="Times New Roman" fo:font-size="18pt" style:font-size-asian="18pt" style:font-size-complex="18pt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  <style:text-properties fo:color="#6666ff" fo:font-size="18pt" style:font-size-asian="18pt" style:font-size-complex="18pt"/>
    </style:style>
    <style:style style:name="ce85" style:family="table-cell" style:parent-style-name="Default">
      <style:table-cell-properties fo:border-bottom="0.088cm solid #000000" fo:border-left="none" fo:border-right="none" fo:border-top="0.002cm solid #000000"/>
      <style:text-properties fo:color="#6666ff" fo:font-size="18pt" style:font-size-asian="18pt" style:font-size-complex="18pt"/>
    </style:style>
    <style:style style:name="ce86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fo:color="#0066cc" style:font-name="Times New Roman" fo:font-size="18pt" style:font-size-asian="18pt" style:font-size-complex="18pt"/>
    </style:style>
    <style:style style:name="ce87" style:family="table-cell" style:parent-style-name="Default">
      <style:table-cell-properties fo:border-bottom="none" fo:border-left="none" fo:border-right="none" fo:border-top="0.002cm solid #000000"/>
      <style:text-properties fo:color="#6666ff" fo:font-size="18pt" style:font-size-asian="18pt" style:font-size-complex="18pt"/>
    </style:style>
    <style:style style:name="ce8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6666ff" fo:font-size="18pt" style:font-size-asian="18pt" style:font-size-complex="18pt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6666ff" style:font-name="Times New Roman" fo:font-size="18pt" style:font-size-asian="18pt" style:font-size-complex="18pt"/>
    </style:style>
    <style:style style:name="ce90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6666ff" fo:font-size="18pt" style:font-size-asian="18pt" style:font-size-complex="18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ff" style:font-name="Times New Roman" fo:font-size="18pt" style:font-size-asian="18pt" style:font-size-complex="18pt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6666ff" fo:font-size="18pt" style:font-size-asian="18pt" style:font-size-complex="18pt"/>
    </style:style>
    <style:style style:name="ce93" style:family="table-cell" style:parent-style-name="Default">
      <style:table-cell-properties fo:background-color="#ffffff"/>
    </style:style>
    <style:style style:name="ce94" style:family="table-cell" style:parent-style-name="Default">
      <style:table-cell-properties style:diagonal-bl-tr="none" style:diagonal-tl-br="none" fo:border="none"/>
      <style:text-properties style:font-name="Times New Roman" fo:font-size="15pt" style:font-size-asian="15pt" style:font-size-complex="15pt"/>
    </style:style>
    <style:style style:name="ce9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3333" style:font-name="Times New Roman"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color="#0066cc" style:font-name="Times New Roman" fo:font-size="18pt" style:font-size-asian="18pt" style:font-size-complex="18pt"/>
    </style:style>
    <style:style style:name="ce9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color="#0066cc" style:font-name="Times New Roman" fo:font-size="18pt" style:font-size-asian="18pt" style:font-size-complex="18pt"/>
    </style:style>
    <style:style style:name="ce98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6666ff" style:font-name="Times New Roman" fo:font-size="18pt" style:font-size-asian="18pt" style:font-size-complex="18pt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color="#6666ff" style:font-name="Times New Roman" fo:font-size="18pt" style:font-size-asian="18pt" style:font-size-complex="18pt"/>
    </style:style>
    <style:style style:name="ce10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cm"/>
      <style:text-properties style:font-name="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>
      <style:table-cell-properties fo:background-color="#ff3333" style:text-align-source="fix" style:repeat-content="false" fo:border="0.088cm solid #000000" style:vertical-align="middle"/>
      <style:paragraph-properties fo:text-align="end" fo:margin-left="0cm"/>
      <style:text-properties style:font-name="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2" style:family="table-cell" style:parent-style-name="Default">
      <style:table-cell-properties fo:border-bottom="none" style:diagonal-bl-tr="none" style:diagonal-tl-br="none" fo:border-left="none" fo:border-right="0.088cm solid #000000" fo:border-top="0.088cm solid #000000"/>
      <style:text-properties style:font-name="Times New Roman" fo:font-size="18pt" style:font-size-asian="18pt" style:font-size-complex="18pt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088cm solid #000000" fo:border-top="none"/>
      <style:paragraph-properties fo:text-align="center" fo:margin-left="0cm"/>
      <style:text-properties fo:color="#ff3333" style:font-name="Times New Roman" fo:font-size="13pt" style:font-size-asian="13pt" style:font-size-complex="13pt"/>
    </style:style>
    <style:style style:name="ce104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none"/>
      <style:paragraph-properties fo:text-align="start" fo:margin-left="0cm"/>
      <style:text-properties fo:color="#0066cc" fo:font-size="18pt" style:font-size-asian="18pt" style:font-size-complex="18pt"/>
    </style:style>
    <style:style style:name="ce10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color="#0066cc" fo:font-size="18pt" style:font-size-asian="18pt" style:font-size-complex="18pt"/>
    </style:style>
    <style:style style:name="ce106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fo:color="#6666ff" style:font-name="Times New Roman" fo:font-size="18pt" style:font-size-asian="18pt" style:font-size-complex="18pt"/>
    </style:style>
    <style:style style:name="ce10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fo:color="#6666ff" style:font-name="Times New Roman" fo:font-size="18pt" style:font-size-asian="18pt" style:font-size-complex="18pt"/>
    </style:style>
    <style:style style:name="ce108" style:family="table-cell" style:parent-style-name="Default">
      <style:table-cell-properties fo:background-color="#ffffff"/>
      <style:text-properties fo:font-size="15pt" style:font-size-asian="15pt" style:font-size-complex="15pt"/>
    </style:style>
    <style:style style:name="ce109" style:family="table-cell" style:parent-style-name="Default">
      <style:text-properties fo:font-size="15pt" style:font-size-asian="15pt" style:font-size-complex="15pt"/>
    </style:style>
    <style:style style:name="ce110" style:family="table-cell" style:parent-style-name="Default">
      <style:table-cell-properties fo:background-color="#ffffff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 fo:hyphenate="true"/>
    </style:style>
    <style:style style:name="ce111" style:family="table-cell" style:parent-style-name="Default">
      <style:table-cell-properties fo:background-color="#ffffff"/>
      <style:text-properties fo:font-size="18pt" style:font-size-asian="18pt" style:font-size-complex="18pt"/>
    </style:style>
    <style:style style:name="ce112" style:family="table-cell" style:parent-style-name="Default">
      <style:table-cell-properties fo:background-color="#cccccc" style:vertical-align="middle"/>
      <style:text-properties fo:font-size="15pt" style:font-size-asian="15pt" style:font-size-complex="15pt"/>
    </style:style>
    <style:style style:name="ce113" style:family="table-cell" style:parent-style-name="Default">
      <style:table-cell-properties fo:background-color="#cccccc"/>
      <style:text-properties fo:font-size="15pt" style:font-size-asian="15pt" style:font-size-complex="15pt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 fo:hyphenate="true"/>
    </style:style>
    <style:style style:name="ce115" style:family="table-cell" style:parent-style-name="Default">
      <style:table-cell-properties fo:background-color="#ffffff"/>
      <style:text-properties style:font-name="Times New Roman" fo:font-size="15pt" style:font-size-asian="15pt" style:font-size-complex="15pt"/>
    </style:style>
    <style:style style:name="ce116" style:family="table-cell" style:parent-style-name="Default">
      <style:text-properties style:font-name="Times New Roman" fo:font-size="15pt" style:font-size-asian="15pt" style:font-size-complex="15pt"/>
    </style:style>
    <style:style style:name="ce117" style:family="table-cell" style:parent-style-name="Default">
      <style:table-cell-properties fo:background-color="#ffffff"/>
      <style:text-properties style:font-name="Times New Roman" fo:font-size="18pt" style:font-size-asian="18pt" style:font-size-complex="18pt"/>
    </style:style>
    <style:style style:name="gr1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" draw:marker-start-width="0.2cm" draw:marker-start-center="false" draw:fill="solid" draw:fill-color="#ffcccc" draw:auto-grow-height="true" draw:auto-grow-width="false" fo:min-height="11.82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style:text-autospace="none" style:line-break="normal" style:writing-mode="page"/>
      <style:text-properties fo:color="#3333ff" style:text-outline="false" style:text-line-through-style="none" style:font-name="Arial" fo:font-size="6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ff" style:text-outline="false" style:text-line-through-style="none" style:font-name="Arial" fo:font-size="6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cccc" fo:font-size="18pt" style:font-size-asian="18pt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57"/>
        <table:table-column table:style-name="co5" table:default-cell-style-name="ce57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11" table:number-columns-repeated="2" table:default-cell-style-name="ce16"/>
        <table:table-column table:style-name="co12" table:number-columns-repeated="1008" table:default-cell-style-name="ce16"/>
        <table:table-row table:style-name="ro2">
          <table:table-cell table:style-name="ce1">
            <draw:frame table:end-cell-address="Sheet1.J1" table:end-x="1.937cm" table:end-y="1.908cm" draw:z-index="0" draw:name="Images 10" draw:style-name="gr1" draw:text-style-name="P1" svg:width="48.926cm" svg:height="1.907cm" svg:x="0.001cm" svg:y="0.001cm">
              <draw:image xlink:href="Pictures/10000000000004760000007397313EAE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43"/>
          <table:table-cell table:style-name="ce60"/>
          <table:table-cell table:style-name="ce43" table:number-columns-repeated="2"/>
          <table:table-cell table:style-name="ce93"/>
          <table:table-cell table:style-name="ce1" table:number-columns-repeated="2"/>
          <table:table-cell table:style-name="ce100"/>
          <table:table-cell table:style-name="ce108" table:number-columns-repeated="6"/>
          <table:table-cell table:style-name="ce115" table:number-columns-repeated="1008"/>
        </table:table-row>
        <table:table-row table:style-name="ro3">
          <table:table-cell table:style-name="ce2" office:value-type="string">
            <text:p><text:a xlink:href="../../6ième%20Math/Fiches%20Math%206ème.ods">Fiches Péda de 6 ème</text:a></text:p>
          </table:table-cell>
          <table:table-cell table:style-name="ce19" office:value-type="string">
            <text:p><text:a xlink:href="../../5ième%20Math/Fiches%20Math%205ème.ods">Fiches Péda de 5 ème</text:a></text:p>
          </table:table-cell>
          <table:table-cell table:style-name="ce44"/>
          <table:table-cell table:style-name="ce61" office:value-type="string" table:number-columns-spanned="4" table:number-rows-spanned="1">
            <text:p>FICHES<text:span text:style-name="T3"> Troisième</text:span> MATHÉMATIQUES</text:p>
          </table:table-cell>
          <table:covered-table-cell table:number-columns-repeated="2" table:style-name="ce65"/>
          <table:covered-table-cell table:style-name="Default"/>
          <table:table-cell table:style-name="ce2" office:value-type="string">
            <text:p><text:a xlink:href="../../4ième%20Math/Fiches%20math%204ème.ods">Fiches Péda de 4 ème</text:a></text:p>
          </table:table-cell>
          <table:table-cell table:style-name="ce19" office:value-type="string">
            <text:p><text:a xlink:href="../../Seconde%20Math/Fiches%20Math%202nde.ods">Fiches Péda de 2nde</text:a></text:p>
          </table:table-cell>
          <table:table-cell table:style-name="ce101" office:value-type="string">
            <office:annotation draw:style-name="gr2" draw:text-style-name="P2" svg:width="22.802cm" svg:height="12.021cm" svg:x="49.69cm" svg:y="1.976cm" draw:caption-point-x="-0.61cm" draw:caption-point-y="0.027cm">
              <dc:date>2016-08-20T00:00:00</dc:date>
              <text:p text:style-name="P2"><text:span text:style-name="T1"><text:s text:c="2"/></text:span><text:span text:style-name="T1">Sujets de Brevet de <text:s text:c="10"/>mathématiques</text:span></text:p>
              <text:p text:style-name="P2"><text:span text:style-name="T1"><text:s text:c="2"/></text:span><text:span text:style-name="T1">des années passées</text:span></text:p>
              <text:p text:style-name="P2"><text:span text:style-name="T1"><text:s text:c="5"/></text:span><text:span text:style-name="T1">tombés dans les <text:s text:c="8"/>établissements niortais </text:span></text:p>
            </office:annotation>
            <text:p><text:a xlink:href="../../../Exercices%20Brevet/Exercices%20Brevet.ods">Sujets prépa  BREVET Des COLLEGES</text:a></text:p>
          </table:table-cell>
          <table:table-cell table:style-name="ce109"/>
          <table:table-cell table:style-name="ce112" office:value-type="string">
            <text:p><text:a xlink:href="../../../interros%20col%20et%20lyc/Interros%20de%203%20ème/doc%20dev%203ème.ods">Dev 3ème</text:a></text:p>
          </table:table-cell>
          <table:table-cell table:style-name="ce113"/>
          <table:table-cell table:style-name="ce109" table:number-columns-repeated="3"/>
          <table:table-cell table:style-name="ce116" table:number-columns-repeated="1008"/>
        </table:table-row>
        <table:table-row table:style-name="ro4">
          <table:table-cell table:style-name="ce3" office:value-type="string" table:number-columns-spanned="2" table:number-rows-spanned="1">
            <text:p>Chapitre</text:p>
          </table:table-cell>
          <table:covered-table-cell table:style-name="ce20"/>
          <table:table-cell table:style-name="ce45" office:value-type="string">
            <text:p>nbre ex</text:p>
          </table:table-cell>
          <table:table-cell table:style-name="ce3" office:value-type="string" table:number-columns-spanned="3" table:number-rows-spanned="1">
            <text:p>Chapitre</text:p>
          </table:table-cell>
          <table:covered-table-cell table:style-name="ce20"/>
          <table:covered-table-cell table:style-name="Default"/>
          <table:table-cell table:style-name="ce45" office:value-type="string">
            <text:p>nbre ex</text:p>
          </table:table-cell>
          <table:table-cell table:style-name="ce3" office:value-type="string" table:number-columns-spanned="2" table:number-rows-spanned="1">
            <text:p>Chapitre</text:p>
          </table:table-cell>
          <table:covered-table-cell table:style-name="ce20" office:value-type="string">
            <text:p>N° ou Type de fiche</text:p>
          </table:covered-table-cell>
          <table:table-cell table:style-name="ce45" office:value-type="string">
            <text:p>nbre ex</text:p>
          </table:table-cell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style-name="ce115"/>
          <table:table-cell table:style-name="ce116" table:number-columns-repeated="1007"/>
        </table:table-row>
        <table:table-row table:style-name="ro5">
          <table:table-cell table:style-name="ce4"/>
          <table:table-cell table:style-name="ce21"/>
          <table:table-cell table:style-name="ce46" table:number-columns-repeated="2"/>
          <table:table-cell table:style-name="ce21"/>
          <table:table-cell table:style-name="ce22"/>
          <table:table-cell table:style-name="ce21" table:number-columns-repeated="1018"/>
        </table:table-row>
        <table:table-row table:style-name="ro5">
          <table:table-cell table:style-name="ce5"/>
          <table:table-cell table:style-name="ce22"/>
          <table:table-cell table:style-name="ce47"/>
          <table:table-cell table:style-name="ce22" table:number-columns-repeated="2"/>
          <table:table-cell table:style-name="ce82"/>
          <table:table-cell table:style-name="ce22" table:number-columns-repeated="3"/>
          <table:table-cell table:style-name="ce102"/>
          <table:table-cell table:style-name="ce21" table:number-columns-repeated="1014"/>
        </table:table-row>
        <table:table-row table:style-name="ro6">
          <table:table-cell table:style-name="ce6" office:value-type="string" table:number-columns-spanned="2" table:number-rows-spanned="1">
            <text:p><text:s/>Affines ( Droites ...) 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Fonctions</text:p>
          </table:table-cell>
          <table:covered-table-cell table:style-name="ce23"/>
          <table:covered-table-cell table:style-name="Default"/>
          <table:table-cell table:style-name="ce48"/>
          <table:table-cell table:style-name="ce6" office:value-type="string" table:number-columns-spanned="2" table:number-rows-spanned="1">
            <text:p>Rotation </text:p>
          </table:table-cell>
          <table:covered-table-cell table:style-name="Default"/>
          <table:table-cell table:style-name="ce48" office:value-type="string">
            <text:p>New</text:p>
          </table:table-cell>
          <table:table-cell table:style-name="ce24" table:number-columns-repeated="1014"/>
        </table:table-row>
        <table:table-row table:style-name="ro5">
          <table:table-cell table:style-name="ce7"/>
          <table:table-cell table:style-name="ce24"/>
          <table:table-cell table:style-name="ce48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Agrandissement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Fractions</text:p>
          </table:table-cell>
          <table:covered-table-cell table:style-name="ce23"/>
          <table:covered-table-cell table:style-name="Default"/>
          <table:table-cell table:style-name="ce48"/>
          <table:table-cell table:style-name="ce6" office:value-type="string" table:number-columns-spanned="2" table:number-rows-spanned="1">
            <text:p>SCRATCH et programmation </text:p>
          </table:table-cell>
          <table:covered-table-cell table:style-name="Default"/>
          <table:table-cell table:style-name="ce48" office:value-type="string">
            <text:p>New</text:p>
          </table:table-cell>
          <table:table-cell table:style-name="ce24" table:number-columns-repeated="1014"/>
        </table:table-row>
        <table:table-row table:style-name="ro5">
          <table:table-cell table:style-name="ce7"/>
          <table:table-cell table:style-name="ce24"/>
          <table:table-cell table:style-name="ce48"/>
          <table:table-cell table:style-name="Default"/>
          <table:table-cell table:style-name="ce24"/>
          <table:table-cell table:style-name="Default"/>
          <table:table-cell table:style-name="ce48"/>
          <table:table-cell table:style-name="Default" table:number-columns-repeated="2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Algorithme <text:s text:c="2"/>SCRATCH 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Géométrie( Rappels de ..)..</text:p>
          </table:table-cell>
          <table:covered-table-cell table:style-name="ce23"/>
          <table:covered-table-cell table:style-name="Default"/>
          <table:table-cell table:style-name="ce48"/>
          <table:table-cell table:style-name="ce6" office:value-type="string" table:number-columns-spanned="2" table:number-rows-spanned="1">
            <text:p>Sections</text:p>
          </table:table-cell>
          <table:covered-table-cell table:style-name="ce23"/>
          <table:table-cell table:style-name="ce48"/>
          <table:table-cell table:style-name="ce24" table:number-columns-repeated="1014"/>
        </table:table-row>
        <table:table-row table:style-name="ro5">
          <table:table-cell table:style-name="ce8"/>
          <table:table-cell table:style-name="ce24"/>
          <table:table-cell table:style-name="ce48"/>
          <table:table-cell table:style-name="Default"/>
          <table:table-cell table:style-name="ce24"/>
          <table:table-cell table:style-name="Default"/>
          <table:table-cell table:style-name="ce48"/>
          <table:table-cell table:style-name="Default"/>
          <table:table-cell table:style-name="ce24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Angles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Inéquations</text:p>
          </table:table-cell>
          <table:covered-table-cell table:style-name="ce23"/>
          <table:covered-table-cell table:style-name="Default"/>
          <table:table-cell table:style-name="ce48"/>
          <table:table-cell table:style-name="ce6" office:value-type="string" table:number-columns-spanned="2" table:number-rows-spanned="1">
            <text:p>Sphère</text:p>
          </table:table-cell>
          <table:covered-table-cell table:style-name="ce23"/>
          <table:table-cell table:style-name="ce48"/>
          <table:table-cell table:style-name="ce24" table:number-columns-repeated="1014"/>
        </table:table-row>
        <table:table-row table:style-name="ro5">
          <table:table-cell table:style-name="ce7"/>
          <table:table-cell table:style-name="ce24"/>
          <table:table-cell table:style-name="ce48"/>
          <table:table-cell table:style-name="Default"/>
          <table:table-cell table:style-name="ce24"/>
          <table:table-cell table:style-name="Default"/>
          <table:table-cell table:style-name="ce48"/>
          <table:table-cell table:style-name="Default"/>
          <table:table-cell table:style-name="ce24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<text:s text:c="27"/>Arithmétique <text:s text:c="12"/>( Voir aussi PGCD ) </text:p>
          </table:table-cell>
          <table:covered-table-cell table:style-name="Default"/>
          <table:table-cell table:style-name="ce48" office:value-type="string">
            <text:p>New</text:p>
          </table:table-cell>
          <table:table-cell table:style-name="ce6" office:value-type="string" table:number-columns-spanned="3" table:number-rows-spanned="1">
            <text:p><text:s/>Nombres ( Ensemble de ...)</text:p>
          </table:table-cell>
          <table:covered-table-cell table:style-name="ce23"/>
          <table:covered-table-cell table:style-name="Default"/>
          <table:table-cell table:style-name="ce48"/>
          <table:table-cell table:style-name="ce6" office:value-type="string" table:number-columns-spanned="2" table:number-rows-spanned="1">
            <text:p>Statistiques</text:p>
          </table:table-cell>
          <table:covered-table-cell table:style-name="ce23"/>
          <table:table-cell table:style-name="ce48"/>
          <table:table-cell table:style-name="ce24" table:number-columns-repeated="1014"/>
        </table:table-row>
        <table:table-row table:style-name="ro5">
          <table:table-cell table:style-name="ce8"/>
          <table:table-cell table:style-name="Default"/>
          <table:table-cell table:style-name="ce48"/>
          <table:table-cell table:style-name="Default"/>
          <table:table-cell table:style-name="ce24"/>
          <table:table-cell table:style-name="Default"/>
          <table:table-cell table:style-name="ce48"/>
          <table:table-cell table:style-name="Default"/>
          <table:table-cell table:style-name="ce24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Calcul littéral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<text:s text:c="37"/>PGCD <text:s text:c="10"/>( voir aussi Arithmétique )</text:p>
          </table:table-cell>
          <table:covered-table-cell table:style-name="ce23"/>
          <table:covered-table-cell table:style-name="Default"/>
          <table:table-cell table:style-name="ce48"/>
          <table:table-cell table:style-name="ce6" office:value-type="string" table:number-columns-spanned="2" table:number-rows-spanned="1">
            <text:p>Systèmes</text:p>
          </table:table-cell>
          <table:covered-table-cell table:style-name="ce23"/>
          <table:table-cell table:style-name="ce48"/>
          <table:table-cell table:style-name="ce24" table:number-columns-repeated="1014"/>
        </table:table-row>
        <table:table-row table:style-name="ro5">
          <table:table-cell table:style-name="ce7"/>
          <table:table-cell table:style-name="ce24"/>
          <table:table-cell table:style-name="ce48"/>
          <table:table-cell table:style-name="Default"/>
          <table:table-cell table:style-name="ce24"/>
          <table:table-cell table:style-name="Default"/>
          <table:table-cell table:style-name="ce48"/>
          <table:table-cell table:style-name="Default"/>
          <table:table-cell table:style-name="ce24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Développement – Factorisation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Probabilités</text:p>
          </table:table-cell>
          <table:covered-table-cell table:style-name="ce23"/>
          <table:covered-table-cell table:style-name="Default"/>
          <table:table-cell table:style-name="ce48"/>
          <table:table-cell table:style-name="ce6" office:value-type="string" table:number-columns-spanned="2" table:number-rows-spanned="1">
            <text:p>Théorème de Thalès</text:p>
          </table:table-cell>
          <table:covered-table-cell table:style-name="ce23"/>
          <table:table-cell table:style-name="ce48"/>
          <table:table-cell table:style-name="ce24" table:number-columns-repeated="1014"/>
        </table:table-row>
        <table:table-row table:style-name="ro5">
          <table:table-cell table:style-name="ce7"/>
          <table:table-cell table:style-name="ce24"/>
          <table:table-cell table:style-name="ce48"/>
          <table:table-cell table:style-name="Default"/>
          <table:table-cell table:style-name="ce24"/>
          <table:table-cell table:style-name="Default"/>
          <table:table-cell table:style-name="ce48"/>
          <table:table-cell table:style-name="Default"/>
          <table:table-cell table:style-name="ce24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Développement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Proportionnalités</text:p>
          </table:table-cell>
          <table:covered-table-cell table:style-name="ce23"/>
          <table:covered-table-cell table:style-name="Default"/>
          <table:table-cell table:style-name="ce48"/>
          <table:table-cell table:style-name="ce6" office:value-type="string" table:number-columns-spanned="2" table:number-rows-spanned="1">
            <text:p>Trigonométrie</text:p>
          </table:table-cell>
          <table:covered-table-cell table:style-name="ce23"/>
          <table:table-cell table:style-name="ce48"/>
          <table:table-cell table:style-name="ce24" table:number-columns-repeated="1014"/>
        </table:table-row>
        <table:table-row table:style-name="ro5">
          <table:table-cell table:style-name="ce7"/>
          <table:table-cell table:style-name="ce24"/>
          <table:table-cell table:style-name="ce48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Droites linéaires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Puissances</text:p>
          </table:table-cell>
          <table:covered-table-cell table:style-name="ce23"/>
          <table:covered-table-cell table:style-name="Default"/>
          <table:table-cell table:style-name="ce48"/>
          <table:table-cell table:style-name="ce6" office:value-type="string" table:number-columns-spanned="2" table:number-rows-spanned="1">
            <text:p>Vecteurs et translations </text:p>
          </table:table-cell>
          <table:covered-table-cell table:style-name="ce23"/>
          <table:table-cell table:style-name="ce48" office:value-type="string">
            <text:p>New</text:p>
          </table:table-cell>
          <table:table-cell table:style-name="ce24" table:number-columns-repeated="1014"/>
        </table:table-row>
        <table:table-row table:style-name="ro5">
          <table:table-cell table:style-name="ce7"/>
          <table:table-cell table:style-name="ce24"/>
          <table:table-cell table:style-name="ce48"/>
          <table:table-cell table:style-name="Default"/>
          <table:table-cell table:style-name="ce24"/>
          <table:table-cell table:style-name="Default"/>
          <table:table-cell table:style-name="ce48"/>
          <table:table-cell table:style-name="Default"/>
          <table:table-cell table:style-name="ce24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Équations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Pythagore</text:p>
          </table:table-cell>
          <table:covered-table-cell table:style-name="ce23"/>
          <table:covered-table-cell table:style-name="Default"/>
          <table:table-cell table:style-name="ce48"/>
          <table:table-cell table:style-name="ce6" table:number-columns-spanned="2" table:number-rows-spanned="1"/>
          <table:covered-table-cell table:style-name="ce23"/>
          <table:table-cell table:style-name="ce48"/>
          <table:table-cell table:style-name="ce24" table:number-columns-repeated="1014"/>
        </table:table-row>
        <table:table-row table:style-name="ro5">
          <table:table-cell table:style-name="ce7"/>
          <table:table-cell table:style-name="ce24"/>
          <table:table-cell table:style-name="ce48"/>
          <table:table-cell table:style-name="Default"/>
          <table:table-cell table:style-name="ce24"/>
          <table:table-cell table:style-name="Default"/>
          <table:table-cell table:style-name="ce48"/>
          <table:table-cell table:style-name="Default"/>
          <table:table-cell table:style-name="ce24"/>
          <table:table-cell table:style-name="ce48"/>
          <table:table-cell table:style-name="ce24" table:number-columns-repeated="1014"/>
        </table:table-row>
        <table:table-row table:style-name="ro6">
          <table:table-cell table:style-name="ce6" office:value-type="string" table:number-columns-spanned="2" table:number-rows-spanned="1">
            <text:p>Factorisation </text:p>
          </table:table-cell>
          <table:covered-table-cell table:style-name="ce23"/>
          <table:table-cell table:style-name="ce48"/>
          <table:table-cell table:style-name="ce6" office:value-type="string" table:number-columns-spanned="3" table:number-rows-spanned="1">
            <text:p>Racines carrées</text:p>
          </table:table-cell>
          <table:covered-table-cell table:style-name="ce23"/>
          <table:covered-table-cell table:style-name="Default"/>
          <table:table-cell table:style-name="ce48"/>
          <table:table-cell table:style-name="ce95" office:value-type="string" table:number-columns-spanned="2" table:number-rows-spanned="1">
            <text:p>Dernières actu <text:s/>DNB</text:p>
          </table:table-cell>
          <table:covered-table-cell table:style-name="ce23"/>
          <table:table-cell table:style-name="ce103" office:value-type="string">
            <text:p>New</text:p>
          </table:table-cell>
          <table:table-cell table:style-name="ce24" table:number-columns-repeated="1014"/>
        </table:table-row>
        <table:table-row table:style-name="ro5">
          <table:table-cell table:style-name="ce9"/>
          <table:table-cell table:style-name="ce25"/>
          <table:table-cell table:style-name="ce49"/>
          <table:table-cell table:style-name="ce62"/>
          <table:table-cell table:style-name="ce25"/>
          <table:table-cell table:style-name="ce62"/>
          <table:table-cell table:style-name="ce49"/>
          <table:table-cell table:style-name="ce62"/>
          <table:table-cell table:style-name="ce25"/>
          <table:table-cell table:style-name="ce49"/>
          <table:table-cell table:style-name="ce24" table:number-columns-repeated="1014"/>
        </table:table-row>
        <table:table-row table:style-name="ro5">
          <table:table-cell table:style-name="ce10"/>
          <table:table-cell table:style-name="ce26" table:number-columns-repeated="3"/>
          <table:table-cell table:style-name="ce10"/>
          <table:table-cell table:style-name="ce26"/>
          <table:table-cell table:style-name="ce94"/>
          <table:table-cell table:style-name="ce26" table:number-columns-repeated="2"/>
          <table:table-cell table:style-name="ce94"/>
          <table:table-cell table:style-name="ce26" table:number-columns-repeated="1014"/>
        </table:table-row>
        <table:table-row table:style-name="ro4">
          <table:table-cell table:style-name="ce3" office:value-type="string">
            <text:p>Chapitre</text:p>
          </table:table-cell>
          <table:table-cell table:style-name="ce20" office:value-type="string">
            <text:p>N° ou Type de fiche</text:p>
          </table:table-cell>
          <table:table-cell table:style-name="ce45" office:value-type="string">
            <text:p>nbre ex</text:p>
          </table:table-cell>
          <table:table-cell table:style-name="ce45" office:value-type="string">
            <office:annotation draw:style-name="gr3" draw:text-style-name="P3" svg:width="2.899cm" svg:height="1.139cm" svg:x="18.482cm" svg:y="11.519cm" draw:caption-point-x="-0.61cm" draw:caption-point-y="1.532cm">
              <dc:date>2016-09-19T00:00:00</dc:date>
              <text:p text:style-name="P3"><text:span text:style-name="T2">Correction ok</text:span></text:p>
              <text:p text:style-name="P3"><text:span text:style-name="T2"/></text:p>
            </office:annotation>
            <text:p>Cor.ok</text:p>
          </table:table-cell>
          <table:table-cell table:style-name="ce20" office:value-type="string" table:number-columns-spanned="4" table:number-rows-spanned="1">
            <text:p>Contenu des fiches </text:p>
          </table:table-cell>
          <table:covered-table-cell table:style-name="ce20"/>
          <table:covered-table-cell table:number-columns-repeated="2" table:style-name="ce45"/>
          <table:table-cell table:style-name="ce20" office:value-type="string" table:number-columns-spanned="2" table:number-rows-spanned="1">
            <text:p><text:a xlink:href="../../../PEDAGO/papier%20Millimétré.pdf">Papier Millimètré pour impression </text:a></text:p>
          </table:table-cell>
          <table:covered-table-cell table:style-name="ce20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style-name="ce115"/>
          <table:table-cell table:style-name="ce116" table:number-columns-repeated="1007"/>
        </table:table-row>
        <table:table-row table:style-name="ro5">
          <table:table-cell table:style-name="Default"/>
          <table:table-cell table:style-name="ce26" table:number-columns-repeated="1023"/>
        </table:table-row>
        <table:table-row table:style-name="ro7">
          <table:table-cell table:style-name="ce11" office:value-type="string" table:number-columns-spanned="1" table:number-rows-spanned="9">
            <text:p>Affines( Droites ...)</text:p>
          </table:table-cell>
          <table:table-cell table:style-name="ce27" office:value-type="string">
            <text:p><text:a xlink:href="../Fiche%20Affine%203ième%20Cours.pdf">Aff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ffine%203ième%201.pdf">Aff.Fiche 1</text:a></text:p>
          </table:table-cell>
          <table:table-cell table:style-name="ce42" table:number-columns-repeated="2"/>
          <table:table-cell table:style-name="ce67" office:value-type="string" table:number-columns-spanned="6" table:number-rows-spanned="1">
            <text:p>Lecture graphique ; Image et antécédent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ffine%203ième%202.pdf">Aff.Fiche 2</text:a></text:p>
          </table:table-cell>
          <table:table-cell table:style-name="ce42" table:number-columns-repeated="2"/>
          <table:table-cell table:style-name="ce67" office:value-type="string" table:number-columns-spanned="6" table:number-rows-spanned="1">
            <text:p>Image et antécédent ; tracé de droite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ffine%203ième%203.pdf">Aff.Fiche 3</text:a></text:p>
          </table:table-cell>
          <table:table-cell table:style-name="ce42" table:number-columns-repeated="2"/>
          <table:table-cell table:style-name="ce67" office:value-type="string" table:number-columns-spanned="6" table:number-rows-spanned="1">
            <text:p>Image et antécédent ;Coéfficient directeur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ffine%203ième%204.pdf">Aff.Fiche 4</text:a></text:p>
          </table:table-cell>
          <table:table-cell table:style-name="ce42" table:number-columns-repeated="2"/>
          <table:table-cell table:style-name="ce67" office:value-type="string" table:number-columns-spanned="6" table:number-rows-spanned="1">
            <text:p>Problèmes et mise en équations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ffine%203ième%205.pdf">Aff.Fiche 5</text:a></text:p>
          </table:table-cell>
          <table:table-cell table:style-name="ce42" table:number-columns-repeated="2"/>
          <table:table-cell table:style-name="ce67" office:value-type="string" table:number-columns-spanned="6" table:number-rows-spanned="1">
            <text:p>Problèmes et mise en équations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ffine%203ième%20dev1.pdf">Aff.Fiche Devoir 1</text:a></text:p>
          </table:table-cell>
          <table:table-cell table:style-name="ce42" table:number-columns-repeated="2"/>
          <table:table-cell table:style-name="ce67" office:value-type="string" table:number-columns-spanned="6" table:number-rows-spanned="1">
            <text:p>Problème calculatoire et Problème de Parcelle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ffines%203ième%20Maison%201.pdf">Aff.Fiche Devoir Maison 1</text:a></text:p>
          </table:table-cell>
          <table:table-cell table:style-name="ce42" table:number-columns-repeated="2"/>
          <table:table-cell table:style-name="ce67" office:value-type="string" table:number-columns-spanned="6" table:number-rows-spanned="1">
            <text:p>Retrouver l'expression d'une droite passant par 2 points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29" office:value-type="string">
            <text:p><text:a xlink:href="../Fiche%20Affines%203ième%20Maison%202.pdf">Aff.Fiche Devoir Maison 2</text:a></text:p>
          </table:table-cell>
          <table:table-cell table:style-name="ce51" table:number-columns-repeated="2"/>
          <table:table-cell table:style-name="ce68" office:value-type="string" table:number-columns-spanned="6" table:number-rows-spanned="1">
            <text:p>Tout mélangé</text:p>
          </table:table-cell>
          <table:covered-table-cell table:number-columns-repeated="4" table:style-name="ce85"/>
          <table:covered-table-cell table:style-name="ce71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69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7">
            <text:p>Agrandissement</text:p>
          </table:table-cell>
          <table:table-cell table:style-name="ce27" office:value-type="string">
            <text:p><text:a xlink:href="../Fiche%20Agrandissement%203ième%20Cours.pdf">Agr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grandissement%203ième%201.pdf">Agr.Fiche 1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Volume ; échelle ; unités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grandissement%203ième%202.pdf">Agr.Fiche 2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Calcul d'aires et de volumes à partir du rapport d'agrandissement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grandissement%203ième%203.pdf">Agr.Fiche 3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Tétraèdre ; Pyramide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grandissement%203ième%20dev1.pdf">Agr.Fiche Devoir 1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Problèmes de Brevet : Pyramide ; Cône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grandissement%203ième%20Maison%201.pdf">Agr.Fiche Devoir Maison 1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Sphère ; Pyramide ; Cube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29" office:value-type="string">
            <text:p><text:a xlink:href="../Fiche%20Agrandissement%203ième%20Maison%202.pdf">Agr.Fiche Devoir Maison 2</text:a></text:p>
          </table:table-cell>
          <table:table-cell table:style-name="ce51" table:number-columns-repeated="2"/>
          <table:table-cell table:style-name="ce71" office:value-type="string" table:number-columns-spanned="6" table:number-rows-spanned="1">
            <text:p>1/2 sphère ; Cube ; Tétraèdre </text:p>
          </table:table-cell>
          <table:covered-table-cell table:number-columns-repeated="4" table:style-name="ce85"/>
          <table:covered-table-cell table:style-name="ce71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69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6">
            <text:p>Algorithme</text:p>
          </table:table-cell>
          <table:table-cell table:style-name="ce31" office:value-type="string">
            <text:p>Explications vidéo </text:p>
          </table:table-cell>
          <table:table-cell table:style-name="ce50" table:number-columns-repeated="2"/>
          <table:table-cell table:style-name="ce66" office:value-type="string" table:number-columns-spanned="4" table:number-rows-spanned="1">
            <text:p>Présentation de Scratch</text:p>
          </table:table-cell>
          <table:covered-table-cell table:number-columns-repeated="3" table:style-name="ce83"/>
          <table:table-cell table:style-name="ce96" office:value-type="string" table:number-columns-spanned="2" table:number-rows-spanned="1">
            <text:p><text:a xlink:href="https://www.youtube.com/watch?v=pdtMUgnmRa4&amp;feature=youtu.be">vidéo  Scratch 1ere partie </text:a></text:p>
          </table:table-cell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1"/>
          <table:table-cell table:style-name="ce32" office:value-type="string">
            <text:p>Explications vidéo </text:p>
          </table:table-cell>
          <table:table-cell table:style-name="ce42" table:number-columns-repeated="2"/>
          <table:table-cell table:style-name="ce72" office:value-type="string" table:number-columns-spanned="4" table:number-rows-spanned="1">
            <text:p>Répétition dans Scratch</text:p>
          </table:table-cell>
          <table:covered-table-cell table:number-columns-repeated="3" table:style-name="ce86"/>
          <table:table-cell table:style-name="ce97" office:value-type="string" table:number-columns-spanned="2" table:number-rows-spanned="1">
            <text:p><text:a xlink:href="https://www.youtube.com/watch?v=8Sfarvw6jgg">Vidéo Scratch 2eme partie </text:a></text:p>
          </table:table-cell>
          <table:covered-table-cell table:style-name="ce10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1"/>
          <table:table-cell table:style-name="ce32" office:value-type="string">
            <text:p>Explications vidéo </text:p>
          </table:table-cell>
          <table:table-cell table:style-name="ce42" table:number-columns-repeated="2"/>
          <table:table-cell table:style-name="ce72" office:value-type="string" table:number-columns-spanned="4" table:number-rows-spanned="1">
            <text:p>Variables dans Scratch </text:p>
          </table:table-cell>
          <table:covered-table-cell table:number-columns-repeated="3" table:style-name="ce86"/>
          <table:table-cell table:style-name="ce97" office:value-type="string" table:number-columns-spanned="2" table:number-rows-spanned="1">
            <text:p><text:a xlink:href="https://www.youtube.com/watch?v=qPF7vTP_VBs">Vidéo Scratch 3eme partie</text:a></text:p>
          </table:table-cell>
          <table:covered-table-cell table:style-name="ce10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1"/>
          <table:table-cell table:style-name="ce32" office:value-type="string">
            <text:p>Explications vidéo </text:p>
          </table:table-cell>
          <table:table-cell table:style-name="ce42" table:number-columns-repeated="2"/>
          <table:table-cell table:style-name="ce72" office:value-type="string" table:number-columns-spanned="4" table:number-rows-spanned="1">
            <text:p>Conditions dans Scratch</text:p>
          </table:table-cell>
          <table:covered-table-cell table:number-columns-repeated="3" table:style-name="ce86"/>
          <table:table-cell table:style-name="ce97" office:value-type="string" table:number-columns-spanned="2" table:number-rows-spanned="1">
            <text:p><text:a xlink:href="https://www.youtube.com/watch?v=9mb8ATHcP34">Vidéo Scratch 4eme partie </text:a></text:p>
          </table:table-cell>
          <table:covered-table-cell table:style-name="ce10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http://www.math93.com/index.php/college/algorithmique-au-college/seances-algorithme-avec-scratch">fiche de cours et exercices</text:a></text:p>
          </table:table-cell>
          <table:table-cell table:style-name="ce42" table:number-columns-repeated="2"/>
          <table:table-cell table:style-name="ce70" table:number-columns-spanned="6" table:number-rows-spanned="1"/>
          <table:covered-table-cell table:number-columns-repeated="5" table:style-name="Default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/>
          <table:table-cell table:style-name="ce42" table:number-columns-repeated="2"/>
          <table:table-cell table:style-name="ce70" table:number-columns-spanned="6" table:number-rows-spanned="1"/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table-cell table:style-name="ce11" office:value-type="string" table:number-columns-spanned="1" table:number-rows-spanned="7">
            <text:p>Angles</text:p>
          </table:table-cell>
          <table:table-cell table:style-name="ce27" office:value-type="string">
            <text:p><text:a xlink:href="../Fiche%20Angles%203ième%20Cours.pdf">Ang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ngles%203ième%201.pdf">Ang.Fiche 1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Angles inscrits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ngles%203ième%202.pdf">Ang.Fiche 2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Angles inscrits et Pôlygones Réguliers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ngles%203ième%203.pdf">Ang.Fiche 3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Angles inscrits et Pôlygones Réguliers : Méthode de construction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ngles%203ième%204.pdf">Ang.Fiche 4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Un peu de trigo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ngles%203ième%20dev1.pdf">Ang.Fiche Devoir 1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Axe de symétrie ; angles inscrits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ngles%203ième%20dev2.pdf">Ang.Fiche Devoir 2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Sujets de Brevets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69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8">
            <text:p>Arithmétique</text:p>
          </table:table-cell>
          <table:table-cell table:style-name="ce27" office:value-type="string">
            <text:p><text:a xlink:href="../Fiche%20Arithmétique%203ième%20Cours.pdf">PGCD 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1"/>
          <table:table-cell table:style-name="ce28" office:value-type="string">
            <text:p><text:a xlink:href="../Fiche%20arith%203eme%20fiche%202.pdf">Arith.Fiche 1</text:a></text:p>
          </table:table-cell>
          <table:table-cell table:style-name="ce42" table:number-columns-repeated="2"/>
          <table:table-cell table:style-name="ce72" office:value-type="string" table:number-columns-spanned="4" table:number-rows-spanned="1">
            <text:p>Critères de divisibilité , <text:s/>produit de nbres premiers </text:p>
          </table:table-cell>
          <table:covered-table-cell table:number-columns-repeated="3" table:style-name="ce86"/>
          <table:table-cell table:style-name="ce97" office:value-type="string" table:number-columns-spanned="2" table:number-rows-spanned="1">
            <text:p><text:a xlink:href="../Fiche%20arith%203eme%20Fiche%202%20cor.pdf">Arith.Fiche 1 cor</text:a></text:p>
          </table:table-cell>
          <table:covered-table-cell table:style-name="ce10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1"/>
          <table:table-cell table:style-name="ce28" office:value-type="string">
            <text:p><text:a xlink:href="../Fiche%20arith%203eme%20fiche%201.pdf">Arith.Fiche 2 </text:a></text:p>
          </table:table-cell>
          <table:table-cell table:style-name="ce42" table:number-columns-repeated="2"/>
          <table:table-cell table:style-name="ce72" office:value-type="string" table:number-columns-spanned="4" table:number-rows-spanned="1">
            <text:p>Décomposition en nbres premiers PDCG </text:p>
          </table:table-cell>
          <table:covered-table-cell table:number-columns-repeated="3" table:style-name="ce86"/>
          <table:table-cell table:style-name="ce97" office:value-type="string" table:number-columns-spanned="2" table:number-rows-spanned="1">
            <text:p><text:a xlink:href="../Fiche%20arith%203eme%20fiche%201%20cor.pdf">Arith.Fiche 2 cor</text:a></text:p>
          </table:table-cell>
          <table:covered-table-cell table:style-name="ce10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1"/>
          <table:table-cell table:style-name="ce28"/>
          <table:table-cell table:style-name="ce42" table:number-columns-repeated="2"/>
          <table:table-cell table:style-name="ce70" table:number-columns-spanned="6" table:number-rows-spanned="1"/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1"/>
          <table:table-cell table:style-name="ce28"/>
          <table:table-cell table:style-name="ce42" table:number-columns-repeated="2"/>
          <table:table-cell table:style-name="ce70" table:number-columns-spanned="6" table:number-rows-spanned="1"/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1"/>
          <table:table-cell table:style-name="ce28"/>
          <table:table-cell table:style-name="ce42" table:number-columns-repeated="2"/>
          <table:table-cell table:style-name="ce70" table:number-columns-spanned="6" table:number-rows-spanned="1"/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/>
          <table:table-cell table:style-name="ce42" table:number-columns-repeated="2"/>
          <table:table-cell table:style-name="ce70" table:number-columns-spanned="6" table:number-rows-spanned="1"/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/>
          <table:table-cell table:style-name="ce42" table:number-columns-repeated="2"/>
          <table:table-cell table:style-name="ce70" table:number-columns-spanned="6" table:number-rows-spanned="1"/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69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3">
            <text:p>Calcul littéral</text:p>
          </table:table-cell>
          <table:table-cell table:style-name="ce27" office:value-type="string">
            <text:p><text:a xlink:href="../Fiche%20Calcul%203ième%20Cours.pdf">calc.litt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Calcul%203ième%201.pdf">Arith.Fiche 1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Enchainement de calculs dans Z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Calcul%203ième%202.pdf">Arith.Fiche 2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Simplification d'expressions littérales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3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3">
            <text:p>Développement – Factorisation</text:p>
          </table:table-cell>
          <table:table-cell table:style-name="ce27" office:value-type="string">
            <text:p><text:a xlink:href="../Fiche%20Dév%20&amp;%20Facto%203ième%20Cours.pdf">Dev.Fact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Dév%20&amp;%20Facto%203ième%201.pdf">Dev.Fact.Fiche 1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Dev Facto avec ou sans IR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Dév%20&amp;%20Facto%203ième%202.pdf">Dev.Fact.Fiche 2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Problèmes avec Dev et Facto d'expressions composées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69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6">
            <text:p>Développement</text:p>
          </table:table-cell>
          <table:table-cell table:style-name="ce27" office:value-type="string">
            <text:p><text:a xlink:href="../Fiche%20Développement%203ième%20Cours.pdf">Dev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Développement%203ième%201.pdf">Dev.Fiche 1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Simples et double distributivité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Développement%203ième%202.pdf">Dev.Fiche 2</text:a></text:p>
          </table:table-cell>
          <table:table-cell table:style-name="ce42" table:number-columns-repeated="2"/>
          <table:table-cell table:style-name="ce70" office:value-type="string" table:number-columns-spanned="6" table:number-rows-spanned="1">
            <text:p>Simples et double distributivité 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33" office:value-type="string">
            <text:p><text:a xlink:href="../Fiche%20Développement%203ième%20Maison%201.pdf">Dev.Fiche Devoir Maison 1</text:a></text:p>
          </table:table-cell>
          <table:table-cell table:style-name="ce53" table:number-columns-repeated="2"/>
          <table:table-cell table:style-name="ce70" office:value-type="string" table:number-columns-spanned="6" table:number-rows-spanned="1">
            <text:p>Calculs simples ( avec exposants ) pour Développer à l'aide D'IR</text:p>
          </table:table-cell>
          <table:covered-table-cell table:number-columns-repeated="4" table:style-name="ce84"/>
          <table:covered-table-cell table:style-name="ce70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34" office:value-type="string">
            <text:p><text:a xlink:href="../Fiche%20Développement%203ième%20Maison%202.pdf">Dev.Fiche Devoir Maison 2 </text:a></text:p>
          </table:table-cell>
          <table:table-cell table:style-name="ce54" table:number-columns-repeated="2"/>
          <table:table-cell table:style-name="ce74" office:value-type="string" table:number-columns-spanned="6" table:number-rows-spanned="1">
            <text:p>Développement divers en tous genres , avec double distributivité</text:p>
          </table:table-cell>
          <table:covered-table-cell table:number-columns-repeated="4" table:style-name="ce87"/>
          <table:covered-table-cell table:style-name="ce7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34" office:value-type="string">
            <text:p><text:a xlink:href="../Fiche%20Développement%203ième%20Maison%203.pdf">Dev.Fiche Devoir Maison 3 </text:a></text:p>
          </table:table-cell>
          <table:table-cell table:style-name="ce54"/>
          <table:table-cell table:style-name="ce63" office:value-type="string">
            <text:p>New</text:p>
          </table:table-cell>
          <table:table-cell table:style-name="ce72" table:number-columns-spanned="4" table:number-rows-spanned="1"/>
          <table:covered-table-cell table:number-columns-repeated="3" table:style-name="ce86"/>
          <table:table-cell table:style-name="ce97" office:value-type="string" table:number-columns-spanned="2" table:number-rows-spanned="1">
            <text:p><text:a xlink:href="../Fiche%20Développement%203ième%20Maison%203%20Cor.pdf">Dev.Fiche Devoir Maison 3 Cor </text:a></text:p>
          </table:table-cell>
          <table:covered-table-cell table:style-name="ce10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3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8">
            <text:p>Droites linéaires</text:p>
          </table:table-cell>
          <table:table-cell table:style-name="ce27" office:value-type="string">
            <text:p><text:a xlink:href="../Fiche%20Linéaires%203ième%20Cours.pdf">Dr.Lin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Linéaires%203ième%201.pdf">Dr.Lin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portionnalité et fct affine , calculs du coef' directeur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Linéaires%203ième%202.pdf">Dr.Lin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alculs d'images , et petits problème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Linéaires%203ième%203.pdf">Dr.Lin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Tracés et lecture graphique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Linéaires%203ième%204.pdf">Dr.Lin.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 et lecture graphique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Linéaires%203ième%20dev1.pdf">Dr.Lin.Fiche Devoir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ujet complet type brevet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33" office:value-type="string">
            <text:p><text:a xlink:href="../Fiche%20Linéaires%203ième%20Maison%201.pdf">Dr.Lin.Fiche Devoir Maison 1</text:a></text:p>
          </table:table-cell>
          <table:table-cell table:style-name="ce53" table:number-columns-repeated="2"/>
          <table:table-cell table:style-name="ce75" office:value-type="string" table:number-columns-spanned="6" table:number-rows-spanned="1">
            <text:p>Calculs d'images et lecture graphique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35" office:value-type="string">
            <text:p><text:a xlink:href="../Fiche%20Linéaires%203ième%20Maison%202.pdf">Dr.Lin.Fiche Devoir Maison 2</text:a></text:p>
          </table:table-cell>
          <table:table-cell table:style-name="ce55" table:number-columns-repeated="2"/>
          <table:table-cell table:style-name="ce75" office:value-type="string" table:number-columns-spanned="6" table:number-rows-spanned="1">
            <text:p>Un peu de tout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9">
            <text:p>Équations</text:p>
          </table:table-cell>
          <table:table-cell table:style-name="ce27" office:value-type="string">
            <text:p><text:a xlink:href="../Fiche%20Equations%203ième%20Cours.pdf">Equ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Equations%203ième%201.pdf">Equ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quations linéaires et puis à base de fractions, petit problème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Equations%203ième%202.pdf">Equ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quations sous forme de fraction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Equations%203ième%203.pdf">Equ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duit de facteur nul et factorisation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Equations%203ième%204.pdf">Equ.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Factorisations plus élaborées et equations produit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Equations%203ième%205.pdf">Equ.Fiche 5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 avec mise en équation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Equations%203ième%206.pdf">Equ.Fiche 6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 avec mise en équation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36" office:value-type="string">
            <text:p><text:a xlink:href="../Fiche%20Équations%203ième%20Maison%201.pdf">Equ.Fiche Devoir Maison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ujets divers mettant en application : développer , réduire : calculer , factoriser et Equation produit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37" office:value-type="string">
            <text:p><text:a xlink:href="../Fiche%20Équations%203ième%20Maison%202.pdf">Equ.Fiche Devoir Maison 2</text:a></text:p>
          </table:table-cell>
          <table:table-cell table:style-name="ce51" table:number-columns-repeated="2"/>
          <table:table-cell table:style-name="ce75" office:value-type="string" table:number-columns-spanned="6" table:number-rows-spanned="1">
            <text:p>Sujets divers mettant en application : développer , réduire : calculer , factoriser et Equation produit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6">
            <text:p>Factorisation</text:p>
          </table:table-cell>
          <table:table-cell table:style-name="ce27" office:value-type="string">
            <text:p><text:a xlink:href="../Fiche%20Factorisation%203ième%20Cours.pdf">Facto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actorisation%203ième%201.pdf">Facto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Facteur commun , et qqs exercices utilisant les IR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actorisation%203ième%202.pdf">Facto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Facteur commun , et avec IR tout particulierement A²-B²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actorisation%203ième%203.pdf">Facto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Facteur commun et tout mélangé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36" office:value-type="string">
            <text:p><text:a xlink:href="../Fiche%20Factorisation%203ième%20Maison%201.pdf">Facto.Fiche Devoir Maison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Facto immédiates avec l'utilisation exclusive des IR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37" office:value-type="string">
            <text:p><text:a xlink:href="../Fiche%20Factorisation%203ième%20Maison%202.pdf">Facto.Fiche Devoir Maison 2</text:a></text:p>
          </table:table-cell>
          <table:table-cell table:style-name="ce51" table:number-columns-repeated="2"/>
          <table:table-cell table:style-name="ce75" office:value-type="string" table:number-columns-spanned="6" table:number-rows-spanned="1">
            <text:p>Mise en situation de A²-B²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5">
            <text:p>Fonctions</text:p>
          </table:table-cell>
          <table:table-cell table:style-name="ce27" office:value-type="string">
            <text:p><text:a xlink:href="../Fiche%20Fonctions%203ième%20Cours.pdf">Fonct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onctions%203ième%201.pdf">Fonct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Vocabulaire et image et antécédents par lecture de tableaux de valeur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onctions%203ième%202.pdf">Fonct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Image et antécédents par lecture graphique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onctions%203ième%203.pdf">Fonct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Image et antécédents par calcul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onctions%203ième%20dev1.pdf">Fonct.Fiche Devoir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Lecture et calcul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7">
            <text:p>Fractions</text:p>
          </table:table-cell>
          <table:table-cell table:style-name="ce27" office:value-type="string">
            <text:p><text:a xlink:href="../Fiche%20Fractions%203ième%20Cours.pdf">Fract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ractions%203ième%201.pdf">Fract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ommes de fractions , simplifications et savoir gérer des calclus avec parenthèses et crochet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ractions%203ième%202.pdf">Fract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implifications de fractions lpus "grosses" et preemieres divisions de fractions et multiplication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ractions%203ième%203.pdf">Fract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ommes de fractions différence produits quotients parenthèses ...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Fractions%203ième%204.pdf">Fract.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Tout est mélangé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Devoir maison 1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29" office:value-type="string">
            <text:p>Devoir maison 2</text:p>
          </table:table-cell>
          <table:table-cell table:style-name="ce51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7">
            <text:p>Géométrie ( Rappels de ..)</text:p>
          </table:table-cell>
          <table:table-cell table:style-name="ce27" office:value-type="string">
            <text:p><text:a xlink:href="../Fiche%20Rappel%20Géo%203ième%20Cours.pdf">Géo.Rapp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Rappel%20Géo%203ième%201.pdf">Géo.Rapp.Fiche 1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Rappel%20Géo%203ième%202.pdf">Géo.Rapp.Fiche 2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Rappel%20Géo%203ième%203.pdf">Géo.Rapp.Fiche 3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Rappel%20Géo%203ième%204.pdf">Géo.Rapp.Fiche 4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Rappel%20Géo%203ième%205.pdf">Géo.Rapp.Fiche 5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Rappel%20Géo%203ième%206.pdf">Géo.Rapp.Fiche 6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7">
            <text:p>Inéquations</text:p>
          </table:table-cell>
          <table:table-cell table:style-name="ce27" office:value-type="string">
            <text:p><text:a xlink:href="../Fiche%20Inéquations%203ième%20Cours.pdf">Inéq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Inéquations%203ième%201.pdf">Inéq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etites inéquations, premières ineq avec distributivité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Inéquations%203ième%202.pdf">Inéq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Inéquations avec fraction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Inéquations%203ième%203.pdf">Inéq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, mise en équations, résolutions des problème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Inéquations%203ième%20dev1.pdf">Inéq.Fiche Devoir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etits ex de types BREVET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36" office:value-type="string">
            <text:p><text:a xlink:href="../Fiche%20Inéquation%203ième%20Maison%201.pdf">Inéq.Fiche Devoir Maison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xercices qui aident à la compréhension des mécanismes de résolution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37" office:value-type="string">
            <text:p><text:a xlink:href="../Fiche%20Inéquation%203ième%20Maison%202.pdf">Inéq.Fiche Devoir Maison 2</text:a></text:p>
          </table:table-cell>
          <table:table-cell table:style-name="ce51" table:number-columns-repeated="2"/>
          <table:table-cell table:style-name="ce75" office:value-type="string" table:number-columns-spanned="6" table:number-rows-spanned="1">
            <text:p>Problèmes calculatoire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4">
            <text:p>Nombres (Ensembles de ...)</text:p>
          </table:table-cell>
          <table:table-cell table:style-name="ce27" office:value-type="string">
            <text:p><text:a xlink:href="../Fiche%20Nombres%203ième%20Cours.pdf">Nomb.Fiche Brsi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Nombres%203ième%201.pdf">Nomb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onnaissance des ensembles de nombres !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Nombres%203ième%202.pdf">Nomb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alculer puis reconnaitre l'appartenance !!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Nombres%203ième%203.pdf">Nomb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xercice de recherche sur la parité et les conséquences !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8">
            <text:p>PGCD</text:p>
          </table:table-cell>
          <table:table-cell table:style-name="ce27" office:value-type="string">
            <text:p><text:a xlink:href="../Fiche%20Arithmétique%203ième%20Cours.pdf">PGCD 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rithmétique%203ième%201.pdf">PGCD 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Divisions , diviseurs et nombres premier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rithmétique%203ième%202.pdf">PGCD 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GCD et mise en situation dans des problème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rithmétique%203ième%203.pdf">PGCD Fiche 3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rithmétique%203ième%20dev1.pdf">PGCD Fiche Devoir 1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rithmétique%203ième%20Maison%201.pdf">PGCD Fiche Dev Maison 1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Arithmétique%203ième%20Maison%202.pdf">PGCD Fiche Dev Maison 2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/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5">
            <text:p>Probabilités</text:p>
          </table:table-cell>
          <table:table-cell table:style-name="ce27" office:value-type="string">
            <text:p><text:a xlink:href="../Fiche%20Probabilités%203ième%20Cours.pdf">Prob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robabilités%203ième%201.pdf">Prob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QCM , Cartes cibles, jetons de couleur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robabilités%203ième%202.pdf">Prob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1ers arbres , évènements croisés , lettre d'un mot !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robabilités%203ième%203.pdf">Prob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Tirages successif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robabilités%203ième%20dev1.pdf">Prob.Fiche Devoir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ffectis, fréquence proba, arbres successif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7">
            <text:p>Proportionnalités</text:p>
          </table:table-cell>
          <table:table-cell table:style-name="ce27" office:value-type="string">
            <text:p><text:a xlink:href="../Fiche%20Proportionnalité%203ième%20Cours.pdf">Prop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roportionnalité%203ième%201.pdf">Prop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ourcentage, vitesse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roportionnalité%203ième%202.pdf">Prop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portionnalité et manipulation des unité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roportionnalité%203ième%203.pdf">Prop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Masse volumique et formules de sc physique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roportionnalité%203ième%20dev1.pdf">Prop.Fiche Devoir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36" office:value-type="string">
            <text:p><text:a xlink:href="../Fiche%20Proportionnalité%203ième%20Maison%201.pdf">Prop.Fiche Devoir Maison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Manipulation de la formule liée à la vitesse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37" office:value-type="string">
            <text:p><text:a xlink:href="../Fiche%20Proportionnalité%203ième%20Maison%202.pdf">Prop.Fiche Devoir Maison 2</text:a></text:p>
          </table:table-cell>
          <table:table-cell table:style-name="ce51" table:number-columns-repeated="2"/>
          <table:table-cell table:style-name="ce75" office:value-type="string" table:number-columns-spanned="6" table:number-rows-spanned="1">
            <text:p>Manipulation des unités de sc physique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8">
            <text:p>Puissances</text:p>
          </table:table-cell>
          <table:table-cell table:style-name="ce27" office:value-type="string">
            <text:p><text:a xlink:href="../Fiche%20Puissances%203ième%20Cours.pdf">Puiss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uissances%203ième%201.pdf">Puiss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alculs et écritures de plus en plus compliqués utilisant les règles de calcul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uissances%203ième%202.pdf">Puiss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alculs avec puissances de 10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uissances%203ième%203.pdf">Puiss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alculs divers avce priorité de calculs et calculs littéraux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uissances%203ième%20dev1.pdf">Puiss.Fiche Devoir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alculs dont la finalité est l'écriture sous forme scientifique ou décimale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uissances%2010%20%20Dev%201%20Bis.pdf">Puiss.10 Fiche Dev1 bis </text:a></text:p>
          </table:table-cell>
          <table:table-cell table:style-name="ce56" office:value-type="string">
            <text:p>NV</text:p>
          </table:table-cell>
          <table:table-cell table:style-name="ce42"/>
          <table:table-cell table:style-name="ce75" office:value-type="string" table:number-columns-spanned="6" table:number-rows-spanned="1">
            <text:p>Calculs de puiss à la chaine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Devoir maison 1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29" office:value-type="string">
            <text:p>Devoir maison 2</text:p>
          </table:table-cell>
          <table:table-cell table:style-name="ce51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3">
            <text:p>Pythagore</text:p>
          </table:table-cell>
          <table:table-cell table:style-name="ce27" office:value-type="string">
            <text:p><text:a xlink:href="../../4ième%20Math/Fiche%20Pythagore%204ième%20Cours.pdf">Pyth.Fiche Bristol 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Pythagore%203ième%20Maison%201.pdf">Pyth.Fiche Dev Maison 1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29" office:value-type="string">
            <text:p><text:a xlink:href="../Fiche%20Pythagore%203ième%20Maison%202.pdf">Pyth.Fiche Dev Maison 2</text:a></text:p>
          </table:table-cell>
          <table:table-cell table:style-name="ce51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8">
            <text:p>Racines carrées</text:p>
          </table:table-cell>
          <table:table-cell table:style-name="ce27" office:value-type="string">
            <text:p><text:a xlink:href="../Fiche%20Racine%203ième%20Cours.pdf">Rac.Carr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acine%203ième%201.pdf">Rac.Carr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implification et petites somme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acine%203ième%202.pdf">Rac.Carr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alculs de termes un peu plus "gros"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acine%203ième%203.pdf">Rac.Carr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implifications avec quotient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acine%203ième%204.pdf">Rac.Carr.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implifications et calculs avec des identités remarquables !!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acine%203ième%20dev1.pdf">Rac.Carr.Fiche Dev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xercices de recherche c à d un peu plus éloborés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acine%203ième%20Maison%201.pdf">Rac.Carr.Fiche Dev Maison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etits pour faciliter la compréhension des mécanisme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29" office:value-type="string">
            <text:p><text:a xlink:href="../Fiche%20Racine%203ième%20Maison%202.pdf">Rac.Carr.Fiche Dev Maison 2</text:a></text:p>
          </table:table-cell>
          <table:table-cell table:style-name="ce51" table:number-columns-repeated="2"/>
          <table:table-cell table:style-name="ce75" office:value-type="string" table:number-columns-spanned="6" table:number-rows-spanned="1">
            <text:p>UN peu de tout mélangé, sujets déjà tombé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8">
            <text:p>Rotation</text:p>
          </table:table-cell>
          <table:table-cell table:style-name="ce31" office:value-type="string">
            <text:p><text:a xlink:href="../Fiche%20Rotation%203ième%20Cours.pdf">Rotation Fiche de cours 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otation%203ième%201.pdf">Rotation 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onstruction de figures tournant autour d'un point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otation%203ième%202.pdf">Rotation 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onstruction et premières démonstration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otation%203ième%203.pdf">Rotation 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Décrire les étapes de constructions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otation%203ième%204.pdf">Rotation 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xercices de type devoir avec constructions et calculs d'aire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 office:value-type="string">
            <text:p><text:a xlink:href="../Fiche%20Rotation%203ième%205.pdf">Rotation Fiche 5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xercices de type devoir Brevet </text:p>
          </table:table-cell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2"/>
          <table:table-cell table:style-name="ce28"/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7">
          <table:covered-table-cell table:style-name="ce13"/>
          <table:table-cell table:style-name="ce29"/>
          <table:table-cell table:style-name="ce51" table:number-columns-repeated="2"/>
          <table:table-cell table:style-name="ce75" table:number-columns-spanned="6" table:number-rows-spanned="1"/>
          <table:covered-table-cell table:number-columns-repeated="4" table:style-name="ce88"/>
          <table:covered-table-cell table:style-name="ce75"/>
          <table:table-cell table:number-columns-repeated="6"/>
          <table:table-cell table:style-name="ce18" table:number-columns-repeated="1008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5" office:value-type="string" table:number-columns-spanned="1" table:number-rows-spanned="39">
            <text:p><text:s text:c="14"/>SCRATCH <text:s text:c="29"/>Et <text:s text:c="26"/>Programmation </text:p>
          </table:table-cell>
          <table:table-cell table:style-name="ce28" office:value-type="string">
            <text:p><text:a xlink:href="https://www.youtube.com/watch?v=VcxOtJ5Sa-o">Cours base 1 SCRATCH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table:number-columns-spanned="4" table:number-rows-spanned="1"/>
          <table:covered-table-cell table:number-columns-repeated="3" table:style-name="ce86"/>
          <table:table-cell table:style-name="ce97" office:value-type="string" table:number-columns-spanned="2" table:number-rows-spanned="1">
            <text:p><text:a xlink:href="https://mathovore.fr/scratch-logiciel-de-creation-dalgorithme-en-ligne">Acces à ttes les missions </text:a></text:p>
          </table:table-cell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www.youtube.com/watch?v=knu0lf8zNvs">Cours base 2 SCRATCH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Début en vidéo pour le déplacement du personnagede scratch avec flèches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www.youtube.com/watch?v=pdtMUgnmRa4&amp;t=15s">Complément cours1 Scratch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table:number-columns-spanned="4" table:number-rows-spanned="1"/>
          <table:covered-table-cell table:number-columns-repeated="3" table:style-name="ce86"/>
          <table:table-cell table:style-name="ce97" office:value-type="string" table:number-columns-spanned="2" table:number-rows-spanned="1">
            <text:p>Vidéo Yvon MONKA</text:p>
          </table:table-cell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www.youtube.com/watch?v=8Sfarvw6jgg">Complément cours2 Scratch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table:number-columns-spanned="4" table:number-rows-spanned="1"/>
          <table:covered-table-cell table:number-columns-repeated="3" table:style-name="ce86"/>
          <table:table-cell table:style-name="ce97" office:value-type="string" table:number-columns-spanned="2" table:number-rows-spanned="1">
            <text:p>Vidéo Yvon MONKA</text:p>
          </table:table-cell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www.youtube.com/watch?v=qPF7vTP_VBs">Complément cours3 Scratch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table:number-columns-spanned="4" table:number-rows-spanned="1"/>
          <table:covered-table-cell table:number-columns-repeated="3" table:style-name="ce86"/>
          <table:table-cell table:style-name="ce97" office:value-type="string" table:number-columns-spanned="2" table:number-rows-spanned="1">
            <text:p>Vidéo Yvon MONKA</text:p>
          </table:table-cell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www.youtube.com/watch?v=9mb8ATHcP34&amp;t=15s">Complément cours4 Scratch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table:number-columns-spanned="4" table:number-rows-spanned="1"/>
          <table:covered-table-cell table:number-columns-repeated="3" table:style-name="ce86"/>
          <table:table-cell table:style-name="ce97" office:value-type="string" table:number-columns-spanned="2" table:number-rows-spanned="1">
            <text:p>Vidéo Yvon MONKA</text:p>
          </table:table-cell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www.youtube.com/watch?v=pdtMUgnmRa4&amp;list=RDCMUCaDqmzanCq4ZYhdEm0Df9Qg&amp;start_radio=1&amp;rv=pdtMUgnmRa4&amp;t=57">Cours MIX complet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table:number-columns-spanned="4" table:number-rows-spanned="1"/>
          <table:covered-table-cell table:number-columns-repeated="3" table:style-name="ce86"/>
          <table:table-cell table:style-name="ce97" office:value-type="string" table:number-columns-spanned="2" table:number-rows-spanned="1">
            <text:p>Vidéo Yvon MONKA</text:p>
          </table:table-cell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exercices-avec-scratch-en-troisieme-3eme">Scratch Fiche d'exercices 1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10 exercices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-deplacement-lutin-scratch.pdf">SCRATCH Mission 1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Déplacement du lutin </text:p>
          </table:table-cell>
          <table:covered-table-cell table:number-columns-repeated="3" table:style-name="ce86"/>
          <table:table-cell table:style-name="ce97" office:value-type="string" table:number-columns-spanned="2" table:number-rows-spanned="1">
            <text:p><text:a xlink:href="https://www.youtube.com/watch?v=knu0lf8zNvs">Correction vidéo Mission 1</text:a></text:p>
          </table:table-cell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-deplacement-labyrinthe-scratch.pdf">SCRATCH Mission 2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Déplacement dans un labyrinthe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3-tracer-triangle-carre-rectangle-scratch.pdf">SCRATCH Mission 3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Tracé de rectangle, triangle, et carré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4-dialogue-entre-lutins-scratch.pdf">SCRATCH Mission 4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Dialogue entre deux lutins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5-programme-calcul-scratch.pdf">SCRATCH Mission 5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programme de calcul avec scratch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6-reste-division-euclidienne-scratch.pdf">SCRATCH Mission 6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Reste de la division Euclidienne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7-dessiner-cercle-scratch.pdf">SCRATCH Mission 7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Dessiner un cercle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8-compter-scratch.pdf">SCRATCH Mission 8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Compter de 0 à 10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9-nombres-divisbles-2-ou-5-scratch.pdf">SCRATCH Mission 9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Nombres divisibles par 2 et/ou 5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0-liste-diviseurs-scratch.pdf">SCRATCH Mission 10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Liste des diviseurs d'un <text:s/>entier </text:p>
          </table:table-cell>
          <table:covered-table-cell table:number-columns-repeated="3" table:style-name="ce86"/>
          <table:table-cell table:style-name="ce97" office:value-type="string" table:number-columns-spanned="2" table:number-rows-spanned="1">
            <text:p><text:a xlink:href="https://www.youtube.com/watch?v=WiydmG1U4yM">Correction vidéo Mission 10</text:a></text:p>
          </table:table-cell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1-tracer-polygone-regulier-scratch.pdf">SCRATCH Mission 11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Tracer un polygone régulier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2-texte-dynamique-couleur-scratch.pdf">SCRATCH Mission 12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Texte dynamique en couleur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3-puissance-nombre-scratch.pdf">SCRATCH Mission 13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Calcul de la puissance d'un nombre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4-test-mineur-majeur-scratch.pdf">SCRATCH Mission 14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Test de monoritéou majorité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5-reciproque-pythagore.pdf">SCRATCH Mission 15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Partie réciproque du th de pythagore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6-nombre-premier-scratch.pdf">SCRATCH Mission 16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Détecter si un nombre est premier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7-pgcd-scratch.pdf">SCRATCH Mission 17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PGCD de deux nombres entiers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8-table-multiplication-scratch.pdf">SCRATCH Mission 18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Table de multiplication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19-faire-rebondir-balle-scratch.pdf">SCRATCH Mission 19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Faire rebondir une balle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0-code-de-cesar-scratch.pdf">SCRATCH Mission 20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Code de césar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1-directe-pythagore.pdf">SCRATCH Mission 21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Partie directe du th de Pythagore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2-jeu-serpent-scratch.pdf">SCRATCH Mission 22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Jeu de <text:s/>serpent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3-jeu-de-cible-scratch.pdf">SCRATCH Mission 23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Jeu de cible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4-jeu-ping-pong-scratch.pdf">SCRATCH Mission 24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Jeu de ping-pong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5-jeu-casse-brique-scratch.pdf">SCRATCH Mission 25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Jeu de casse brique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6-jeu-du-labyrinthe-scratch.pdf">SCRATCH Mission 26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Jeu de labyrinthe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7-creer-un-quizz-sur-scratch.pdf">SCRATCH Mission 27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Créer un quizz sur scratch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8-creer-une-calculatrice-scratch.pdf">SCRATCH Mission 28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Créer une calculatrice scientifique avec scratch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29-decomposition-facteurs-premiers-scratch-1.pdf">SCRATCH Mission 29 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Décomposition en facteurs premiers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https://mathovore.fr/wp-content/uploads/2016/10/Mission-30-tracer-courbe-fonction-affine-scratch.pdf">SCRATCH Mission 30</text:a></text:p>
          </table:table-cell>
          <table:table-cell table:style-name="ce42"/>
          <table:table-cell table:style-name="ce64" office:value-type="string">
            <text:p>New</text:p>
          </table:table-cell>
          <table:table-cell table:style-name="ce72" office:value-type="string" table:number-columns-spanned="4" table:number-rows-spanned="1">
            <text:p>Tracer la courbe d'une fonction affine </text:p>
          </table:table-cell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/>
          <table:table-cell table:style-name="ce42"/>
          <table:table-cell table:style-name="ce64"/>
          <table:table-cell table:style-name="ce72" table:number-columns-spanned="4" table:number-rows-spanned="1"/>
          <table:covered-table-cell table:number-columns-repeated="3" table:style-name="ce86"/>
          <table:table-cell table:style-name="ce97" table:number-columns-spanned="2" table:number-rows-spanned="1"/>
          <table:covered-table-cell table:style-name="ce105"/>
          <table:table-cell table:number-columns-repeated="3"/>
          <table:table-cell table:style-name="ce18" table:number-columns-repeated="1011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5">
            <text:p>Sections</text:p>
          </table:table-cell>
          <table:table-cell table:style-name="ce27" office:value-type="string">
            <text:p><text:a xlink:href="../Fiche%20Sections%203ième%20Cours.pdf">Sect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ections%203ième%201.pdf">Sect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ection de cube</text:p>
          </table:table-cell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ections%203ième%202.pdf">Sect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ection de cylindre</text:p>
          </table:table-cell>
          <table:covered-table-cell table:number-columns-repeated="3" table:style-name="ce88"/>
          <table:covered-table-cell table:style-name="ce89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ections%203ième%203.pdf">Sect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ection de pyramide</text:p>
          </table:table-cell>
          <table:covered-table-cell table:number-columns-repeated="3" table:style-name="ce88"/>
          <table:covered-table-cell table:style-name="ce89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ections%203ième%20dev1.pdf">Sect.Fiche Dev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ection , volume et trigo </text:p>
          </table:table-cell>
          <table:covered-table-cell table:number-columns-repeated="3" table:style-name="ce88"/>
          <table:covered-table-cell table:style-name="ce89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6">
            <text:p>Sphère</text:p>
          </table:table-cell>
          <table:table-cell table:style-name="ce27" office:value-type="string">
            <text:p><text:a xlink:href="../Fiche%20Sphères%203ième%20Cours.pdf">Sphè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phères%203ième%201.pdf">Sphè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Unités , calculs d'aire et de volume</text:p>
          </table:table-cell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phères%203ième%202.pdf">Sphè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ection <text:s/>de boule , de spère et utilisation du théorème de pythagore</text:p>
          </table:table-cell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phères%203ième%203.pdf">Sphè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Latitude , longiture , latitude et trigo </text:p>
          </table:table-cell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phères%203ième%204.pdf">Sphè.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Volume de boule , volume de planètes</text:p>
          </table:table-cell>
          <table:covered-table-cell table:number-columns-repeated="3" table:style-name="ce88"/>
          <table:covered-table-cell table:style-name="ce89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phères%203ième%20dev1.pdf">Sphè.Fiche Dev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xercice complet mélangeant section et calculs à l'aide du théorème de pythagore </text:p>
          </table:table-cell>
          <table:covered-table-cell table:number-columns-repeated="3" table:style-name="ce88"/>
          <table:covered-table-cell table:style-name="ce89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7">
            <text:p>Statistiques</text:p>
          </table:table-cell>
          <table:table-cell table:style-name="ce27" office:value-type="string">
            <text:p><text:a xlink:href="../Fiche%20Statistiques%203ième%20Cours.pdf">Stat'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tatistiques%203ième%201.pdf">Stat'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alculs de médianes et Quartiles</text:p>
          </table:table-cell>
          <table:covered-table-cell table:number-columns-repeated="3" table:style-name="ce88"/>
          <table:covered-table-cell table:style-name="ce89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tatistiques%203ième%202.pdf">Stat'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tatistiques continues</text:p>
          </table:table-cell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tatistiques%203ième%203.pdf">Stat'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Lecture de diagrammes et interprétations</text:p>
          </table:table-cell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tatistiques%203ième%20dev1.pdf">Stat'Fiche Dev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omplet et moyennes simples et pondérées</text:p>
          </table:table-cell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2"/>
          <table:table-cell table:style-name="ce28" office:value-type="string">
            <text:p><text:a xlink:href="../Fiche%20Statistiques%203ième%20Maison%201.pdf">Stat'Fiche Dev Maison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Exercice complet</text:p>
          </table:table-cell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7">
          <table:covered-table-cell table:style-name="ce13"/>
          <table:table-cell table:style-name="ce29" office:value-type="string">
            <text:p><text:a xlink:href="../Fiche%20Statistiques%203ième%20Maison%202.pdf">Stat'Fiche Dev Maison 2</text:a></text:p>
          </table:table-cell>
          <table:table-cell table:style-name="ce51" table:number-columns-repeated="2"/>
          <table:table-cell table:style-name="ce75" office:value-type="string" table:number-columns-spanned="6" table:number-rows-spanned="1">
            <text:p>Moyenne étendue médiane à la chaine</text:p>
          </table:table-cell>
          <table:covered-table-cell table:number-columns-repeated="4" table:style-name="ce88"/>
          <table:covered-table-cell table:style-name="ce75"/>
          <table:table-cell table:number-columns-repeated="3"/>
          <table:table-cell table:style-name="ce18" table:number-columns-repeated="1011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8">
            <text:p>Systèmes</text:p>
          </table:table-cell>
          <table:table-cell table:style-name="ce27" office:value-type="string">
            <text:p><text:a xlink:href="../Fiche%20Systèmes%203ième%20Cours.pdf">Syst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Systèmes%203ième%201.pdf">Stat'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Résolution technique par substitution, addition, et libre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Systèmes%203ième%202.pdf">Stat'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Résolution technique par substitution, addition, et libre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Systèmes%203ième%203.pdf">Stat'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 avec mise en équation puis résolution de systèmes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Systèmes%203ième%204.pdf">Stat'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Résolution de problèmes , et initiation à l'intersction de droites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Systèmes%203ième%20dev1.pdf">Stat'Fiche Dev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Mise en équation et résolution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Système%203ième%20Maison%201.pdf">Stat'Fiche Fev Maison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Techniques d'apprentissage avec écriture de x en fonction de y et inversement puis résolution pas à pas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9" office:value-type="string">
            <text:p><text:a xlink:href="../Fiche%20Système%203ième%20Maison%202.pdf">Stat'Fiche Dev Maison 2</text:a></text:p>
          </table:table-cell>
          <table:table-cell table:style-name="ce51" table:number-columns-repeated="2"/>
          <table:table-cell table:style-name="ce75" office:value-type="string" table:number-columns-spanned="6" table:number-rows-spanned="1">
            <text:p>Résolution de systèmes à la chaine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18">
            <text:p>Théorème de Thalès</text:p>
          </table:table-cell>
          <table:table-cell table:style-name="ce27" office:value-type="string">
            <text:p><text:a xlink:href="../Fiche%20Thales%203ième%20Cours.pdf">Thal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hales%203ième%201.pdf">Thal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Mise en application du théorème de Thalès et Thalès papillon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hales%203ième%202.pdf">Thal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Mise en application du théorème de Thalès et Thalès papillon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hales%203ième%203.pdf">Thal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Réciproque et conséquence du théorème de Thalès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hales%203ième%204.pdf">Thal.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 concrets sur l'application du th.de Thalès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hales%203ième%20dev1.pdf">Thal.Fiche Dev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ujets type brevet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DM%20Thales%20et%20applications%201.jpg">Thal.Fiche Prépa Dev 1</text:a></text:p>
          </table:table-cell>
          <table:table-cell table:style-name="ce42"/>
          <table:table-cell table:style-name="ce56" office:value-type="string">
            <text:p>out</text:p>
          </table:table-cell>
          <table:table-cell table:style-name="ce75" office:value-type="string" table:number-columns-spanned="6" table:number-rows-spanned="1">
            <text:p>Sujets recents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DM%20Thales%20et%20applications%202.jpg">Thal.Fiche Prépa Dev 2</text:a></text:p>
          </table:table-cell>
          <table:table-cell table:style-name="ce42"/>
          <table:table-cell table:style-name="ce56" office:value-type="string">
            <text:p>out</text:p>
          </table:table-cell>
          <table:table-cell table:style-name="ce75" office:value-type="string" table:number-columns-spanned="6" table:number-rows-spanned="1">
            <text:p>Sujets recents avec éolienne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hales%203ième%20Maison%201.pdf">Thal.Fiche Dev Maison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Application direct du cours pour écrire les fractions dans les différents cas proposés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36" office:value-type="string">
            <text:p><text:a xlink:href="../Fiche%20Thalès%203ième%20Maison%201.pdf">Thal.Fiche Dev Maison 1 Bis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lusieurs petits sujets types</text:p>
          </table:table-cell>
          <table:covered-table-cell table:number-columns-repeated="5" table:style-name="Default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hales%203ième%20Maison%202.pdf">Thal.Fiche Dev Maison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Résolutions d'équations utilisant le produit en croix , et structure type de la rédaction !!!!!!!</text:p>
          </table:table-cell>
          <table:covered-table-cell table:number-columns-repeated="5" table:style-name="Default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36" office:value-type="string">
            <text:p><text:a xlink:href="../Fiche%20Thalès%203ième%20Maison%202.pdf">Thal.Fiche Dev Maison 2 Bis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 complets </text:p>
          </table:table-cell>
          <table:covered-table-cell table:number-columns-repeated="5" table:style-name="Default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hales%203ième%20Maison%203.pdf">Thal.Fiche Dev Maison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 guidés</text:p>
          </table:table-cell>
          <table:covered-table-cell table:number-columns-repeated="5" table:style-name="Default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hales%203ième%20Maison%204.pdf">Thal.Fiche Dev Maison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 guidés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hales%203ième%20Maison%205.pdf">Thal.Fiche Dev Maison 5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roblèmes guidés pour la réciproque du Th.de Thalès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hales%203ième%20Maison%206.pdf">Thal.Fiche Dev Maison 6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onstructions de droites parallèles à partir de rapports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hales%203ième%20Maison%207.pdf">Thal.Fiche Dev Maison 7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Petits problèmes complets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hales%203ième%20Maison%208.pdf">Thal.Fiche Dev Maison 8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Gros problèmes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5">
          <table:table-cell table:style-name="ce14"/>
          <table:table-cell table:style-name="ce30"/>
          <table:table-cell table:style-name="ce52" table:number-columns-repeated="2"/>
          <table:table-cell table:style-name="ce76" table:number-columns-repeated="6"/>
          <table:table-cell table:style-name="ce111" table:number-columns-repeated="6"/>
          <table:table-cell table:style-name="ce117" table:number-columns-repeated="1008"/>
        </table:table-row>
        <table:table-row table:style-name="ro7">
          <table:table-cell table:style-name="ce11" office:value-type="string" table:number-columns-spanned="1" table:number-rows-spanned="12">
            <text:p>Trigonométrie</text:p>
          </table:table-cell>
          <table:table-cell table:style-name="ce27" office:value-type="string">
            <text:p><text:a xlink:href="../Fiche%20Trigonométrie%203ième%20Cours.pdf">Trig.Fiche Bristol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rigonométrie%203ième%201.pdf">Trig.Fiche 1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rigonométrie%203ième%202.pdf">Trig.Fiche 2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rigonométrie%203ième%203.pdf">Trig.Fiche 3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rigonométrie%203ième%204.pdf">Trig.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manipultion formules de trigo avec cosx² <text:s/>etc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rigonométrie%203ième%20dev1.pdf">Trig.Fiche Dev 1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Trigonométrie%203ième%20Maison%201.pdf">Trig.Fiche Dev Maison 1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4"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rigonométrie%203ième%20Maison%202.pdf">Trig.Fiche Dev Maison 2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rigonométrie%203ième%20Maison%203.pdf">Trig.Fiche Dev Maison 3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rigonométrie%203ième%20Maison%204.pdf">Trig.Fiche Dev Maison 4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 office:value-type="string">
            <text:p><text:a xlink:href="../Fiche%20Trigonométrie%203ième%20Maison%205.pdf">Trig.Fiche Dev Maison 5</text:a></text:p>
          </table:table-cell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9" office:value-type="string">
            <text:p><text:a xlink:href="../Fiche%20Trigonométrie%203ième%20Maison%206.pdf">Trig.Fiche Dev Maison 6</text:a></text:p>
          </table:table-cell>
          <table:table-cell table:style-name="ce51" table:number-columns-repeated="2"/>
          <table:table-cell table:style-name="ce77" table:number-columns-spanned="6" table:number-rows-spanned="1"/>
          <table:covered-table-cell table:number-columns-repeated="3" table:style-name="ce90"/>
          <table:covered-table-cell table:style-name="ce98"/>
          <table:covered-table-cell table:style-name="ce107"/>
          <table:table-cell table:style-name="ce18" table:number-columns-repeated="1014"/>
        </table:table-row>
        <table:table-row table:style-name="ro5">
          <table:table-cell table:number-columns-repeated="4"/>
          <table:table-cell table:style-name="ce78" table:number-columns-spanned="6" table:number-rows-spanned="1"/>
          <table:covered-table-cell table:number-columns-repeated="5" table:style-name="ce91"/>
          <table:table-cell table:style-name="ce18" table:number-columns-repeated="1014"/>
        </table:table-row>
        <table:table-row table:style-name="ro7">
          <table:table-cell table:style-name="ce11" office:value-type="string" table:number-columns-spanned="1" table:number-rows-spanned="9">
            <text:p>Vecteurs et translations </text:p>
          </table:table-cell>
          <table:table-cell table:style-name="ce38" office:value-type="string">
            <text:p><text:a xlink:href="../Fiche%20Vecteurs%20&amp;%20Translations%203ième%20Cours.pdf">Vect.et Transl.Fiche de cours </text:a></text:p>
          </table:table-cell>
          <table:table-cell table:style-name="ce50" table:number-columns-repeated="2"/>
          <table:table-cell table:style-name="ce66" table:number-columns-spanned="4" table:number-rows-spanned="1"/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Vecteurs%20&amp;%20Translations%203ième%201.pdf">Vect.et Transl.Fiche 1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onstruction d'images simples <text:s/>par translation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Vecteurs%20&amp;%20Translations%203ième%202.pdf">Vect.et Transl.Fiche 2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implification d'expressions vectorielles et constructions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Vecteurs%20&amp;%20Translations%203ième%203.pdf">Vect.et Transl.Fiche 3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onstruction et premières petites démonstrations 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Vecteurs%20&amp;%20Translations%203ième%204.pdf">Vect.et Transl.Fiche 4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Constructions plus complexes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Vecteurs%20&amp;%20Translations%203ième%205.pdf">Vect.et Transl.Fiche 5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Démonstrations et devoirs types</text:p>
          </table:table-cell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../Fiche%20Vecteurs%20&amp;%20Translations%203ième%206.pdf">Vect.et Transl.Fiche 6</text:a></text:p>
          </table:table-cell>
          <table:table-cell table:style-name="ce42" table:number-columns-repeated="2"/>
          <table:table-cell table:style-name="ce75" office:value-type="string" table:number-columns-spanned="6" table:number-rows-spanned="1">
            <text:p>Sujets type brevet </text:p>
          </table:table-cell>
          <table:covered-table-cell table:number-columns-repeated="4"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8"/>
          <table:table-cell table:style-name="ce42" table:number-columns-repeated="2"/>
          <table:table-cell table:style-name="ce75" table:number-columns-spanned="6" table:number-rows-spanned="1"/>
          <table:covered-table-cell table:number-columns-repeated="3" table:style-name="ce88"/>
          <table:covered-table-cell table:style-name="ce89"/>
          <table:covered-table-cell table:style-name="ce106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9"/>
          <table:table-cell table:style-name="ce51" table:number-columns-repeated="2"/>
          <table:table-cell table:style-name="ce77" table:number-columns-spanned="6" table:number-rows-spanned="1"/>
          <table:covered-table-cell table:number-columns-repeated="3" table:style-name="ce90"/>
          <table:covered-table-cell table:style-name="ce98"/>
          <table:covered-table-cell table:style-name="ce107"/>
          <table:table-cell table:style-name="ce18" table:number-columns-repeated="1014"/>
        </table:table-row>
        <table:table-row table:style-name="ro5">
          <table:table-cell table:number-columns-repeated="1024"/>
        </table:table-row>
        <table:table-row table:style-name="ro7">
          <table:table-cell table:style-name="ce17" office:value-type="string" table:number-columns-spanned="1" table:number-rows-spanned="17">
            <text:p>Dernières Actu DNB</text:p>
          </table:table-cell>
          <table:table-cell table:style-name="ce39" office:value-type="string">
            <text:p><text:a xlink:href="https://mathovore.fr/creer-mathovore-pdf.php?id=29658">Sujet d'entrainement 1</text:a></text:p>
          </table:table-cell>
          <table:table-cell table:style-name="ce58" office:value-type="string">
            <text:p>7 ex</text:p>
          </table:table-cell>
          <table:table-cell table:style-name="ce50"/>
          <table:table-cell table:style-name="ce79" office:value-type="string" table:number-columns-spanned="4" table:number-rows-spanned="1">
            <text:p>QCM, PGCD,pb prise d'initiatives, section et géo espace, proba, trigo aire</text:p>
          </table:table-cell>
          <table:covered-table-cell table:number-columns-repeated="3" table:style-name="ce83"/>
          <table:table-cell table:style-name="ce96" table:number-columns-spanned="2" table:number-rows-spanned="1"/>
          <table:covered-table-cell table:style-name="ce104"/>
          <table:table-cell table:style-name="ce18" table:number-columns-repeated="1014"/>
        </table:table-row>
        <table:table-row table:style-name="ro7">
          <table:covered-table-cell table:style-name="ce17"/>
          <table:table-cell table:style-name="ce40" office:value-type="string">
            <text:p><text:a xlink:href="https://mathovore.fr/creer-mathovore-pdf.php?id=29667">Sujet d'entrainement 2</text:a></text:p>
          </table:table-cell>
          <table:table-cell table:style-name="ce56" office:value-type="string">
            <text:p>6 ex</text:p>
          </table:table-cell>
          <table:table-cell table:style-name="ce42"/>
          <table:table-cell table:style-name="ce80" office:value-type="string" table:number-columns-spanned="4" table:number-rows-spanned="1">
            <text:p>PGCD, Fct, QCM, thales trigo, fct, pb avce prse d'initiative,</text:p>
          </table:table-cell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7"/>
          <table:table-cell table:style-name="ce28" office:value-type="string">
            <text:p><text:a xlink:href="https://mathovore.fr/creer-mathovore-pdf.php?id=29668">Sujet d'entrainement 3</text:a></text:p>
          </table:table-cell>
          <table:table-cell table:style-name="ce56" office:value-type="string">
            <text:p>7 ex</text:p>
          </table:table-cell>
          <table:table-cell table:style-name="ce42"/>
          <table:table-cell table:style-name="ce80" office:value-type="string" table:number-columns-spanned="4" table:number-rows-spanned="1">
            <text:p>QCM,PGCD, pb prise d'initiatives, section espace, % et proba, pyth, init'</text:p>
          </table:table-cell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7"/>
          <table:table-cell table:style-name="ce40" office:value-type="string">
            <text:p><text:a xlink:href="https://mathovore.fr/creer-mathovore-pdf.php?id=29658">Sujet d'entrainement 4</text:a></text:p>
          </table:table-cell>
          <table:table-cell table:style-name="ce56" office:value-type="string">
            <text:p>7 ex</text:p>
          </table:table-cell>
          <table:table-cell table:style-name="ce42"/>
          <table:table-cell table:style-name="ce80" office:value-type="string" table:number-columns-spanned="4" table:number-rows-spanned="1">
            <text:p>QCM, PGCD,pb prise d'initiatives, section et géo espace, proba, trigo aire</text:p>
          </table:table-cell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7"/>
          <table:table-cell table:style-name="ce28" office:value-type="string">
            <text:p><text:a xlink:href="https://mathovore.fr/creer-mathovore-pdf.php?id=33166">Sujet d'entrainement 5</text:a></text:p>
          </table:table-cell>
          <table:table-cell table:style-name="ce56" office:value-type="string">
            <text:p>8 ex</text:p>
          </table:table-cell>
          <table:table-cell table:style-name="ce42"/>
          <table:table-cell table:style-name="ce81" office:value-type="string" table:number-columns-spanned="4" table:number-rows-spanned="1">
            <text:p>QCM, PGCD, pb prise d'initiatives, pyth et récip', scratch, programme, périmètre</text:p>
          </table:table-cell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7"/>
          <table:table-cell table:style-name="ce41" office:value-type="string">
            <text:p><text:a xlink:href="https://mathovore.fr/creer-mathovore-pdf.php?id=33036">Sujet d'entrainement 6</text:a></text:p>
          </table:table-cell>
          <table:table-cell table:style-name="ce56" office:value-type="string">
            <text:p>8 ex</text:p>
          </table:table-cell>
          <table:table-cell table:style-name="ce42"/>
          <table:table-cell table:style-name="ce80" office:value-type="string" table:number-columns-spanned="4" table:number-rows-spanned="1">
            <text:p>QCM, %, programme, Thales, pythagore, divisibilité,volume, Scratch</text:p>
          </table:table-cell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7"/>
          <table:table-cell table:style-name="ce28" office:value-type="string">
            <text:p><text:a xlink:href="https://mathovore.fr/creer-mathovore-pdf.php?id=33014">Sujet d'entrainement 7</text:a></text:p>
          </table:table-cell>
          <table:table-cell table:style-name="ce56" office:value-type="string">
            <text:p>8 ex</text:p>
          </table:table-cell>
          <table:table-cell table:style-name="ce42"/>
          <table:table-cell table:style-name="ce81" office:value-type="string" table:number-columns-spanned="4" table:number-rows-spanned="1">
            <text:p>V/F, Scratch, Stat',Volume et hauteur, %, Tableur et stat', prise d'init', Scratch </text:p>
          </table:table-cell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7"/>
          <table:table-cell table:style-name="ce42" table:number-columns-repeated="3"/>
          <table:table-cell table:style-name="ce80" table:number-columns-spanned="4" table:number-rows-spanned="1"/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7"/>
          <table:table-cell table:style-name="ce28"/>
          <table:table-cell table:style-name="ce42" table:number-columns-repeated="2"/>
          <table:table-cell table:style-name="ce80" table:number-columns-spanned="4" table:number-rows-spanned="1"/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33" office:value-type="string">
            <text:p><text:a xlink:href="https://www.apmep.fr/IMG/pdf/Brevet_Amerique_du_Nord_2021_FK.pdf">Sujets Amérique de Nord 2021</text:a></text:p>
          </table:table-cell>
          <table:table-cell table:style-name="ce56" office:value-type="string">
            <text:p>5 ex</text:p>
          </table:table-cell>
          <table:table-cell table:style-name="ce42"/>
          <table:table-cell table:style-name="ce80" office:value-type="string" table:number-columns-spanned="4" table:number-rows-spanned="1">
            <text:p>QCM , fcts ( lecture graphiques ) , transformations , Motifs , pb ouvert </text:p>
          </table:table-cell>
          <table:covered-table-cell table:number-columns-repeated="3" table:style-name="ce92"/>
          <table:table-cell table:style-name="ce99" office:value-type="string" table:number-columns-spanned="2" table:number-rows-spanned="1">
            <text:p><text:a xlink:href="https://www.apmep.fr/IMG/pdf/Corrige_Brevet_Amerique_Nord_juin_2021_DV.pdf">Corrigé Am du Nord 2021</text:a></text:p>
          </table:table-cell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https://www.apmep.fr/IMG/pdf/Brevet_Centres_Etrangers_G1_2021_FK.pdf">Centre étranger 2021 </text:a></text:p>
          </table:table-cell>
          <table:table-cell table:style-name="ce56" office:value-type="string">
            <text:p>5 ex</text:p>
          </table:table-cell>
          <table:table-cell table:style-name="ce42"/>
          <table:table-cell table:style-name="ce80" office:value-type="string" table:number-columns-spanned="4" table:number-rows-spanned="1">
            <text:p>géo à partir d'une figure, Proba, SCRATCH, pente trigo , fcts affines</text:p>
          </table:table-cell>
          <table:covered-table-cell table:number-columns-repeated="3" table:style-name="ce92"/>
          <table:table-cell table:style-name="ce99" office:value-type="string" table:number-columns-spanned="2" table:number-rows-spanned="1">
            <text:p><text:a xlink:href="https://www.apmep.fr/IMG/pdf/Corrige_Etranger_juin_2021_DV.pdf">Corrigé C.Etranger  2021</text:a></text:p>
          </table:table-cell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https://www.apmep.fr/IMG/pdf/Asie_Brevet_21_juin_2021_DV.pdf">Asie 2021</text:a></text:p>
          </table:table-cell>
          <table:table-cell table:style-name="ce56" office:value-type="string">
            <text:p>5 ex</text:p>
          </table:table-cell>
          <table:table-cell table:style-name="ce42"/>
          <table:table-cell table:style-name="ce80" office:value-type="string" table:number-columns-spanned="4" table:number-rows-spanned="1">
            <text:p>QCM, <text:s/>Géo pyth thales, algo et SCRATCH, Stat', volume </text:p>
          </table:table-cell>
          <table:covered-table-cell table:number-columns-repeated="3" table:style-name="ce92"/>
          <table:table-cell table:style-name="ce99" office:value-type="string" table:number-columns-spanned="2" table:number-rows-spanned="1">
            <text:p><text:a xlink:href="https://www.apmep.fr/IMG/pdf/Corrige__Asie_Brevet_21_06_2012_DV.pdf">Corrigé Asie 2021</text:a></text:p>
          </table:table-cell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https://www.apmep.fr/IMG/pdf/Brevet_Metropole_28_06_2021_DV.pdf">Métropole 2021</text:a></text:p>
          </table:table-cell>
          <table:table-cell table:style-name="ce56" office:value-type="string">
            <text:p>5 ex</text:p>
          </table:table-cell>
          <table:table-cell table:style-name="ce42"/>
          <table:table-cell table:style-name="ce80" office:value-type="string" table:number-columns-spanned="4" table:number-rows-spanned="1">
            <text:p>Stat, Diviseurs et thalès, Proba et motifs, <text:s/>algo et SCRATCH, Aire et volume</text:p>
          </table:table-cell>
          <table:covered-table-cell table:number-columns-repeated="3" table:style-name="ce92"/>
          <table:table-cell table:style-name="ce99" office:value-type="string" table:number-columns-spanned="2" table:number-rows-spanned="1">
            <text:p><text:a xlink:href="https://www.apmep.fr/IMG/pdf/Corrige_Brevet_Metropole_28_06_2021_OL.pdf">Corrigé Métropole 2021</text:a></text:p>
          </table:table-cell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/>
          <table:table-cell table:style-name="ce42" table:number-columns-repeated="2"/>
          <table:table-cell table:style-name="ce80" table:number-columns-spanned="4" table:number-rows-spanned="1"/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http://www.cafepedagogique.net/lexpresso/Documents/Bac21/DNB_G1_Sciences.pdf">Sciences Pondichéry 2021</text:a></text:p>
          </table:table-cell>
          <table:table-cell table:style-name="ce42" table:number-columns-repeated="2"/>
          <table:table-cell table:style-name="ce80" table:number-columns-spanned="4" table:number-rows-spanned="1"/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2"/>
          <table:table-cell table:style-name="ce28" office:value-type="string">
            <text:p><text:a xlink:href="http://www.cafepedagogique.net/lexpresso/Documents/Bac21/AmNord_2021_DNB_PC.pdf">Sciences A.du Nord 2021</text:a></text:p>
          </table:table-cell>
          <table:table-cell table:style-name="ce42" table:number-columns-repeated="2"/>
          <table:table-cell table:style-name="ce80" table:number-columns-spanned="4" table:number-rows-spanned="1"/>
          <table:covered-table-cell table:number-columns-repeated="3" table:style-name="ce92"/>
          <table:table-cell table:style-name="ce99" table:number-columns-spanned="2" table:number-rows-spanned="1"/>
          <table:covered-table-cell table:style-name="ce99"/>
          <table:table-cell table:style-name="ce18" table:number-columns-repeated="1014"/>
        </table:table-row>
        <table:table-row table:style-name="ro7">
          <table:covered-table-cell table:style-name="ce13"/>
          <table:table-cell table:style-name="ce29"/>
          <table:table-cell table:style-name="ce51" table:number-columns-repeated="2"/>
          <table:table-cell table:style-name="ce77" table:number-columns-spanned="6" table:number-rows-spanned="1"/>
          <table:covered-table-cell table:number-columns-repeated="3" table:style-name="ce90"/>
          <table:covered-table-cell table:style-name="ce98"/>
          <table:covered-table-cell table:style-name="ce107"/>
          <table:table-cell table:style-name="ce18" table:number-columns-repeated="1014"/>
        </table:table-row>
        <table:table-row table:style-name="ro7" table:number-rows-repeated="29">
          <table:table-cell table:number-columns-repeated="1024"/>
        </table:table-row>
        <table:table-row table:style-name="ro7" table:number-rows-repeated="65241">
          <table:table-cell table:style-name="ce18" table:number-columns-repeated="2"/>
          <table:table-cell table:style-name="ce59" table:number-columns-repeated="2"/>
          <table:table-cell table:style-name="ce18" table:number-columns-repeated="1020"/>
        </table:table-row>
        <table:table-row table:style-name="ro7" table:number-rows-repeated="982912">
          <table:table-cell table:number-columns-repeated="1024"/>
        </table:table-row>
        <table:table-row table:style-name="ro9" table:number-rows-repeated="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7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37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37P0"/>
    </number:currency-style>
    <number:currency-style style:name="N138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3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3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number-style style:name="N141">
      <number:number number:decimal-places="0" number:min-integer-digits="0"/>
    </number:number-style>
    <number:number-style style:name="N142P0" style:volatile="true">
      <number:number number: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currency-style style:name="N144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number-style style:name="N145">
      <number:number number:decimal-places="1" number:min-integer-digits="1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</number:number-style>
    <number:number-style style:name="N148">
      <number:text>-</number:text>
      <number:number number:decimal-places="2" number:min-integer-digits="1" number:grouping="true"/>
      <style:map style:condition="value()&gt;=0" style:apply-style-name="N148P0"/>
    </number:number-style>
    <number:number-style style:name="N149">
      <number:scientific-number number:decimal-places="1" number:min-integer-digits="1" number:min-exponent-digits="1"/>
    </number:number-style>
    <number:number-style style:name="N151P0" style:volatile="true">
      <number:number number:decimal-places="0" number:min-integer-digits="1" number:grouping="true"/>
      <number:text> F</number:text>
    </number:number-style>
    <number:number-style style:name="N151">
      <number:text>-</number:text>
      <number:number number:decimal-places="0" number:min-integer-digits="1" number:grouping="true"/>
      <number:text> F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F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F</number:text>
    </number:number-style>
    <number:number-style style:name="N154">
      <number:text>-</number:text>
      <number:number number:decimal-places="2" number:min-integer-digits="1" number:grouping="true"/>
      <number:text> F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5P0"/>
    </number:number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P1" style:volatile="true">
      <number:text>-</number:text>
      <number:number number:decimal-places="0" number:min-integer-digits="1" number:grouping="true"/>
      <number:text> F</number:text>
    </number:number-style>
    <number:number-style style:name="N157">
      <number:text>- F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-</number:text>
      <number:number number:decimal-places="0" number:min-integer-digits="1" number:grouping="true"/>
    </number:number-style>
    <number:number-style style:name="N159">
      <number:text>- 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P1" style:volatile="true">
      <number:text>-</number:text>
      <number:number number:decimal-places="2" number:min-integer-digits="1" number:grouping="true"/>
      <number:text> F</number:text>
    </number:number-style>
    <number:number-style style:name="N161">
      <number:text>-</number:text>
      <number:number number:decimal-places="0" number:min-integer-digits="0"/>
      <number:text> F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integer-digits="1" number:grouping="true"/>
    </number:number-style>
    <number:number-style style:name="N163P1" style:volatile="true">
      <number:text>-</number:text>
      <number:number number:decimal-places="2" number:min-integer-digits="1" number:grouping="true"/>
    </number:number-style>
    <number:number-style style:name="N163">
      <number:text>-</number:text>
      <number:number number: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integer-digits="1"/>
    </number:number-style>
    <number:number-style style:name="N164">
      <style:text-properties fo:color="#ff0000"/>
      <number:text>-</number:text>
      <number:number number:decimal-places="0" number:min-integer-digits="1"/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0">20/12/2021</text:date>, <text:time>18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36M34S</meta:editing-duration>
    <meta:editing-cycles>54</meta:editing-cycles>
    <meta:generator>OpenOffice/4.1.7$Win32 OpenOffice.org_project/417m1$Build-9800</meta:generator>
    <dc:date>2021-12-20T18:51:41.71</dc:date>
    <dc:creator>Math Consult</dc:creator>
    <meta:document-statistic meta:table-count="3" meta:cell-count="604" meta:object-count="1"/>
    <meta:user-defined meta:name="Info 1"/>
    <meta:user-defined meta:name="Info 2"/>
    <meta:user-defined meta:name="Info 3"/>
    <meta:user-defined meta:name="Info 4"/>
  </office:meta>
</office:document-meta>
</file>